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text-properties fo:color="#000000"/>
    </style:style>
    <style:style style:name="P21" style:family="paragraph" style:parent-style-name="Standard">
      <style:paragraph-properties fo:margin-left="0.2917in" fo:margin-right="0in" fo:text-indent="0in" style:auto-text-indent="false">
        <style:tab-stops/>
      </style:paragraph-properties>
    </style:style>
    <style:style style:name="P22" style:family="paragraph" style:parent-style-name="Standard">
      <style:paragraph-properties fo:margin-left="0.3917in" fo:margin-right="0in" fo:text-indent="0in" style:auto-text-indent="false"/>
    </style:style>
    <style:style style:name="P23" style:family="paragraph" style:parent-style-name="Table_20_Heading">
      <style:paragraph-properties fo:text-align="start" style:justify-single-word="false"/>
      <style:text-properties fo:font-weight="normal" style:font-weight-asian="normal" style:font-weight-complex="normal"/>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ab-stops/>
      </style:paragraph-properties>
    </style:style>
    <style:style style:name="P26" style:family="paragraph" style:parent-style-name="Heading_20_2">
      <style:paragraph-properties fo:margin-left="0in" fo:margin-right="0in" fo:text-indent="0in" style:auto-text-indent="false"/>
    </style:style>
    <style:style style:name="P27" style:family="paragraph" style:parent-style-name="Heading_20_2">
      <style:paragraph-properties fo:margin-left="0in" fo:margin-right="0in" fo:text-indent="0in" style:auto-text-indent="false">
        <style:tab-stops/>
      </style:paragraph-properties>
    </style:style>
    <style:style style:name="P28" style:family="paragraph" style:parent-style-name="Text_20_body">
      <style:paragraph-properties fo:margin-left="0in" fo:margin-right="0in" fo:text-indent="0in" style:auto-text-indent="false">
        <style:tab-stops/>
      </style:paragraph-properties>
    </style:style>
    <style:style style:name="P29" style:family="paragraph" style:parent-style-name="Heading_20_1">
      <style:paragraph-properties fo:margin-left="0in" fo:margin-right="0in" fo:text-indent="0in" style:auto-text-indent="false"/>
    </style:style>
    <style:style style:name="P30" style:family="paragraph" style:parent-style-name="Standard">
      <style:paragraph-properties fo:margin-left="0.4in" fo:margin-right="0in" fo:text-indent="0in" style:auto-text-indent="false"/>
    </style:style>
    <style:style style:name="P31" style:family="paragraph" style:parent-style-name="Standard">
      <style:paragraph-properties fo:margin-left="0.1917in" fo:margin-right="0in" fo:text-indent="0in" style:auto-text-indent="false"/>
    </style:style>
    <style:style style:name="P32" style:family="paragraph" style:parent-style-name="Standard">
      <style:paragraph-properties fo:margin-left="0.6083in" fo:margin-right="0in" fo:text-indent="-0.3165in" style:auto-text-indent="false">
        <style:tab-stops/>
      </style:paragraph-properties>
    </style:style>
    <style:style style:name="P33" style:family="paragraph" style:parent-style-name="Standard">
      <style:paragraph-properties fo:margin-left="0.4165in" fo:margin-right="0in" fo:text-indent="0in" style:auto-text-indent="false"/>
    </style:style>
    <style:style style:name="P34" style:family="paragraph" style:parent-style-name="Standard">
      <style:paragraph-properties fo:margin-left="0.4083in" fo:margin-right="0in" fo:text-indent="0in" style:auto-text-indent="false"/>
    </style:style>
    <style:style style:name="P35" style:family="paragraph" style:parent-style-name="Standard">
      <style:paragraph-properties fo:margin-left="0.0083in" fo:margin-right="0in" fo:text-indent="0in" style:auto-text-indent="false"/>
    </style:style>
    <style:style style:name="P36" style:family="paragraph" style:parent-style-name="Preformatted_20_Text">
      <style:text-properties fo:color="#0000ff"/>
    </style:style>
    <style:style style:name="P37" style:family="paragraph" style:parent-style-name="Preformatted_20_Text">
      <style:text-properties fo:color="#000000"/>
    </style:style>
    <style:style style:name="P38" style:family="paragraph" style:parent-style-name="Preformatted_20_Text">
      <style:text-properties fo:color="#000000" fo:background-color="#dbdbdb"/>
    </style:style>
    <style:style style:name="P39" style:family="paragraph" style:parent-style-name="Preformatted_20_Text">
      <style:text-properties fo:color="#000000" fo:font-size="11pt" style:font-size-asian="11pt" style:font-size-complex="11pt"/>
    </style:style>
    <style:style style:name="P40" style:family="paragraph" style:parent-style-name="Preformatted_20_Text">
      <style:text-properties fo:color="#000000" fo:font-size="11pt" fo:background-color="#dbdbdb" style:font-size-asian="11pt" style:font-size-complex="11pt"/>
    </style:style>
    <style:style style:name="P41" style:family="paragraph" style:parent-style-name="Preformatted_20_Text">
      <style:text-properties fo:color="#000000" fo:font-weight="normal" style:font-weight-asian="normal" style:font-weight-complex="normal"/>
    </style:style>
    <style:style style:name="P42" style:family="paragraph" style:parent-style-name="Preformatted_20_Text">
      <style:text-properties fo:color="#000000" fo:font-weight="normal" fo:background-color="#dbdbdb" style:font-weight-asian="normal" style:font-weight-complex="normal"/>
    </style:style>
    <style:style style:name="P43" style:family="paragraph" style:parent-style-name="Preformatted_20_Text">
      <style:text-properties fo:color="#ff0000"/>
    </style:style>
    <style:style style:name="P44" style:family="paragraph" style:parent-style-name="Standard">
      <style:paragraph-properties fo:margin-left="0.4917in" fo:margin-right="0in" fo:text-indent="-0.1917in" style:auto-text-indent="false">
        <style:tab-stops/>
      </style:paragraph-properties>
    </style:style>
    <style:style style:name="P45" style:family="paragraph" style:parent-style-name="Preformatted_20_Text">
      <style:paragraph-properties fo:margin-top="0in" fo:margin-bottom="0.1965in"/>
    </style:style>
    <style:style style:name="P46" style:family="paragraph" style:parent-style-name="Preformatted_20_Text">
      <style:paragraph-properties fo:margin-top="0in" fo:margin-bottom="0.1965in"/>
      <style:text-properties fo:color="#000000"/>
    </style:style>
    <style:style style:name="P47" style:family="paragraph" style:parent-style-name="Preformatted_20_Text">
      <style:paragraph-properties fo:margin-top="0in" fo:margin-bottom="0.1965in"/>
      <style:text-properties fo:color="#000000" fo:font-weight="normal" style:font-weight-asian="normal" style:font-weight-complex="normal"/>
    </style:style>
    <style:style style:name="P48"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9" style:family="paragraph" style:parent-style-name="Preformatted_20_Text">
      <style:paragraph-properties fo:margin-top="0in" fo:margin-bottom="0.1965in"/>
      <style:text-properties fo:color="#0099ff" fo:font-weight="bold" fo:background-color="#dbdbdb"/>
    </style:style>
    <style:style style:name="P50"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51" style:family="paragraph" style:parent-style-name="Standard">
      <style:paragraph-properties fo:background-color="transparent">
        <style:background-image/>
      </style:paragraph-properties>
      <style:text-properties fo:color="#000000" fo:background-color="transparent"/>
    </style:style>
    <style:style style:name="P52" style:family="paragraph" style:parent-style-name="Heading_20_4">
      <style:text-properties fo:color="#000000"/>
    </style:style>
    <style:style style:name="P53" style:family="paragraph" style:parent-style-name="Standard">
      <style:paragraph-properties fo:margin-left="0.5165in" fo:margin-right="0in" fo:text-indent="-0.2083in" style:auto-text-indent="false">
        <style:tab-stops/>
      </style:paragraph-properties>
    </style:style>
    <style:style style:name="P54" style:family="paragraph" style:parent-style-name="Contents_20_1">
      <style:paragraph-properties>
        <style:tab-stops>
          <style:tab-stop style:position="6.9252in" style:type="right" style:leader-style="dotted" style:leader-text="."/>
        </style:tab-stops>
      </style:paragraph-properties>
    </style:style>
    <style:style style:name="P55" style:family="paragraph" style:parent-style-name="Contents_20_2">
      <style:paragraph-properties>
        <style:tab-stops>
          <style:tab-stop style:position="6.7283in" style:type="right" style:leader-style="dotted" style:leader-text="."/>
        </style:tab-stops>
      </style:paragraph-properties>
    </style:style>
    <style:style style:name="P56" style:family="paragraph" style:parent-style-name="Contents_20_3">
      <style:paragraph-properties>
        <style:tab-stops>
          <style:tab-stop style:position="6.5319in" style:type="right" style:leader-style="dotted" style:leader-text="."/>
        </style:tab-stops>
      </style:paragraph-properties>
    </style:style>
    <style:style style:name="P57" style:family="paragraph" style:parent-style-name="Contents_20_4">
      <style:paragraph-properties>
        <style:tab-stops>
          <style:tab-stop style:position="6.3354in" style:type="right" style:leader-style="dotted" style:leader-text="."/>
        </style:tab-stops>
      </style:paragraph-properties>
    </style:style>
    <style:style style:name="P58" style:family="paragraph" style:parent-style-name="Standard">
      <style:paragraph-properties fo:margin-left="0.3in" fo:margin-right="0in" fo:text-indent="0in" style:auto-text-indent="false">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color="#0099ff" fo:background-color="#dbdbdb"/>
    </style:style>
    <style:style style:name="T18" style:family="text">
      <style:text-properties fo:background-color="#dbdbdb"/>
    </style:style>
    <style:style style:name="T19" style:family="text">
      <style:text-properties fo:color="#009966" fo:font-weight="bold"/>
    </style:style>
    <style:style style:name="T20" style:family="text">
      <style:text-properties fo:color="#ff00cc"/>
    </style:style>
    <style:style style:name="T21" style:family="text">
      <style:text-properties fo:color="#0000ff"/>
    </style:style>
    <style:style style:name="T22" style:family="text">
      <style:text-properties fo:color="#0000ff" fo:background-color="#dbdbdb"/>
    </style:style>
    <style:style style:name="T23" style:family="text">
      <style:text-properties fo:color="#0000ff" fo:background-color="transparent"/>
    </style:style>
    <style:style style:name="T24" style:family="text">
      <style:text-properties fo:color="#0000ff" fo:font-weight="normal" style:font-weight-asian="normal" style:font-weight-complex="normal"/>
    </style:style>
    <style:style style:name="T25" style:family="text">
      <style:text-properties fo:color="#0000ff" fo:font-weight="bold" style:font-weight-asian="bold" style:font-weight-complex="bold"/>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4">1 Preface<text:tab/>9</text:p>
          <text:p text:style-name="P55">1.1 Dedication<text:tab/>9</text:p>
          <text:p text:style-name="P55">1.2 Acknowledgments<text:tab/>9</text:p>
          <text:p text:style-name="P55">1.3 Support Email List<text:tab/>9</text:p>
          <text:p text:style-name="P54">2 Introduction<text:tab/>10</text:p>
          <text:p text:style-name="P55">2.1 What Is A Super Scientific Calculator?<text:tab/>10</text:p>
          <text:p text:style-name="P55">2.2 What Is MathRider?<text:tab/>11</text:p>
          <text:p text:style-name="P55">2.3 What Inspired The Creation Of Mathrider?<text:tab/>12</text:p>
          <text:p text:style-name="P54">3 Downloading And Installing MathRider<text:tab/>13</text:p>
          <text:p text:style-name="P55">3.1 Installing Sun's Java Implementation<text:tab/>13</text:p>
          <text:p text:style-name="P56">3.1.1 Installing Java On A Windows PC<text:tab/>13</text:p>
          <text:p text:style-name="P56">3.1.2 Installing Java On A Macintosh<text:tab/>13</text:p>
          <text:p text:style-name="P56">3.1.3 Installing Java On A Linux PC<text:tab/>13</text:p>
          <text:p text:style-name="P55">3.2 Downloading And Extracting<text:tab/>14</text:p>
          <text:p text:style-name="P56">3.2.1 Extracting The Archive File For Windows Users<text:tab/>14</text:p>
          <text:p text:style-name="P56">3.2.2 Extracting The Archive File For Unix Users<text:tab/>14</text:p>
          <text:p text:style-name="P55">3.3 MathRider's Directory Structure And Execution Instructions<text:tab/>15</text:p>
          <text:p text:style-name="P56">3.3.1 Executing MathRider On Windows Systems<text:tab/>15</text:p>
          <text:p text:style-name="P56">3.3.2 Executing MathRider On Unix Systems<text:tab/>15</text:p>
          <text:p text:style-name="P54">4 The Graphical User Interface<text:tab/>16</text:p>
          <text:p text:style-name="P55">4.1 Buffers And Text Areas<text:tab/>16</text:p>
          <text:p text:style-name="P55">4.2 The Gutter<text:tab/>16</text:p>
          <text:p text:style-name="P55">4.3 Menus<text:tab/>16</text:p>
          <text:p text:style-name="P56">4.3.1 File<text:tab/>16</text:p>
          <text:p text:style-name="P56">4.3.2 Edit<text:tab/>17</text:p>
          <text:p text:style-name="P56">4.3.3 Search<text:tab/>17</text:p>
          <text:p text:style-name="P56">4.3.4 Markers<text:tab/>17</text:p>
          <text:p text:style-name="P56">4.3.5 Folding<text:tab/>17</text:p>
          <text:p text:style-name="P56">4.3.6 View<text:tab/>18</text:p>
          <text:p text:style-name="P56">4.3.7 Utilities<text:tab/>18</text:p>
          <text:p text:style-name="P56">4.3.8 Macros<text:tab/>18</text:p>
          <text:p text:style-name="P56">4.3.9 Plugins<text:tab/>18</text:p>
          <text:p text:style-name="P56">4.3.10 Help<text:tab/>19</text:p>
          <text:p text:style-name="P55">4.4 The Toolbar<text:tab/>19</text:p>
          <text:p text:style-name="P54">5 MathRider's Plugin-Based Extension Mechanism<text:tab/>20</text:p>
          <text:p text:style-name="P55">5.1 What Is A Plugin?<text:tab/>20</text:p>
          <text:p text:style-name="P55">5.2 Which Plugins Are Currently Included When MathRider Is Installed?<text:tab/>20</text:p>
          <text:p text:style-name="P55"><text:soft-page-break/>5.3 What Kinds Of Plugins Are Possible?<text:tab/>20</text:p>
          <text:p text:style-name="P56">5.3.1 Plugins Based On Java Applets<text:tab/>21</text:p>
          <text:p text:style-name="P56">5.3.2 Plugins Based On Java Applications<text:tab/>21</text:p>
          <text:p text:style-name="P56">5.3.3 Plugins Which Talk To Native Applications<text:tab/>21</text:p>
          <text:p text:style-name="P54">6 Exploring The MathRider Application<text:tab/>22</text:p>
          <text:p text:style-name="P55">6.1 The Console<text:tab/>22</text:p>
          <text:p text:style-name="P55">6.2 Piper Program Files<text:tab/>22</text:p>
          <text:p text:style-name="P55">6.3 MathRider Worksheets<text:tab/>22</text:p>
          <text:p text:style-name="P55">6.4 Plugins<text:tab/>22</text:p>
          <text:p text:style-name="P54">7 Piper: A Computer Algebra System For Beginners<text:tab/>24</text:p>
          <text:p text:style-name="P55">7.1 Numeric Vs. Symbolic Computations<text:tab/>24</text:p>
          <text:p text:style-name="P56">7.1.1 Using The Piper Console As A Numeric (Scientific) Calculator<text:tab/>25</text:p>
          <text:p text:style-name="P57">7.1.1.1 Functions<text:tab/>26</text:p>
          <text:p text:style-name="P57">7.1.1.2 Accessing Previous Input And Results<text:tab/>26</text:p>
          <text:p text:style-name="P57">7.1.1.3 Syntax Errors<text:tab/>27</text:p>
          <text:p text:style-name="P56">7.1.2 Using The Piper Console As A Symbolic Calculator<text:tab/>27</text:p>
          <text:p text:style-name="P54">8 The Piper Documentation Plugin<text:tab/>30</text:p>
          <text:p text:style-name="P55">8.1 Function List<text:tab/>30</text:p>
          <text:p text:style-name="P55">8.2 Mini Web Browser Interface<text:tab/>30</text:p>
          <text:p text:style-name="P54">9 Using MathRider As A Programmer's Text Editor<text:tab/>31</text:p>
          <text:p text:style-name="P55">9.1 Creating, Opening, And Saving Text Files<text:tab/>31</text:p>
          <text:p text:style-name="P55">9.2 Editing Files<text:tab/>31</text:p>
          <text:p text:style-name="P56">9.2.1 Rectangular Selection Mode<text:tab/>31</text:p>
          <text:p text:style-name="P55">9.3 File Modes<text:tab/>32</text:p>
          <text:p text:style-name="P55">9.4 Entering And Executing Stand Alone Piper Programs<text:tab/>32</text:p>
          <text:p text:style-name="P54">10 MathRider Worksheet Files<text:tab/>33</text:p>
          <text:p text:style-name="P55">10.1 Code Folds<text:tab/>33</text:p>
          <text:p text:style-name="P55">10.2 Fold Properties<text:tab/>33</text:p>
          <text:p text:style-name="P55">10.3 Currently Implemented Fold Types And Properties<text:tab/>35</text:p>
          <text:p text:style-name="P56">10.3.1 %geogebra And %geogebra_xml.<text:tab/>35</text:p>
          <text:p text:style-name="P56">10.3.2 %hoteqn<text:tab/>38</text:p>
          <text:p text:style-name="P56">10.3.3 %piper<text:tab/>39</text:p>
          <text:p text:style-name="P57">10.3.3.1 Plotting Piper Functions With GeoGebra<text:tab/>40</text:p>
          <text:p text:style-name="P57">10.3.3.2 Displaying Piper Expressions In Traditional Form With HotEqn<text:tab/>41</text:p>
          <text:p text:style-name="P56">10.3.4 %output<text:tab/>41</text:p>
          <text:p text:style-name="P56">10.3.5 %error<text:tab/>41</text:p>
          <text:p text:style-name="P56">10.3.6 %html<text:tab/>41</text:p>
          <text:p text:style-name="P56">10.3.7 %beanshell<text:tab/>43</text:p>
          <text:p text:style-name="P54">11 Piper Programming Fundamentals (Note: all content below this line is still in development).<text:tab/>44</text:p>
          <text:p text:style-name="P55">11.1 Objects, Values, And Expressions<text:tab/>44</text:p>
          <text:p text:style-name="P55"><text:soft-page-break/>11.2 Operators<text:tab/>45</text:p>
          <text:p text:style-name="P55">11.3 Operator Precedence<text:tab/>46</text:p>
          <text:p text:style-name="P55">11.4 Changing The Order Of Operations In An Expression<text:tab/>47</text:p>
          <text:p text:style-name="P55">11.5 Variables<text:tab/>49</text:p>
          <text:p text:style-name="P55">11.6 Statements<text:tab/>50</text:p>
          <text:p text:style-name="P56">11.6.1 The print Statement<text:tab/>51</text:p>
          <text:p text:style-name="P55">11.7 Strings<text:tab/>53</text:p>
          <text:p text:style-name="P55">11.8 Comments<text:tab/>53</text:p>
          <text:p text:style-name="P55">11.9 Conditional Operators<text:tab/>54</text:p>
          <text:p text:style-name="P55">11.10 Making Decisions With The if Statement<text:tab/>57</text:p>
          <text:p text:style-name="P55">11.11 The and, or, And not Boolean Operators<text:tab/>60</text:p>
          <text:p text:style-name="P55">11.12 Looping With The while Statement<text:tab/>62</text:p>
          <text:p text:style-name="P55">11.13 Long-Running Loops, Infinite Loops, And Interrupting Execution<text:tab/>65</text:p>
          <text:p text:style-name="P55">11.14 Inserting And Deleting Worksheet Cells<text:tab/>66</text:p>
          <text:p text:style-name="P55">11.15 Introduction To More Advanced Object Types<text:tab/>66</text:p>
          <text:p text:style-name="P56">11.15.1 Rational Numbers<text:tab/>67</text:p>
          <text:p text:style-name="P56">11.15.2 Real Numbers<text:tab/>68</text:p>
          <text:p text:style-name="P56">11.15.3 Objects That Hold Sequences Of Other Objects: Lists And Tuples<text:tab/>68</text:p>
          <text:p text:style-name="P57">11.15.3.1 Tuple Packing And Unpacking<text:tab/>70</text:p>
          <text:p text:style-name="P55">11.16 Using while Loops With Lists And Tuples<text:tab/>71</text:p>
          <text:p text:style-name="P55">11.17 The in Operator<text:tab/>72</text:p>
          <text:p text:style-name="P55">11.18 Looping With The for Statement<text:tab/>73</text:p>
          <text:p text:style-name="P55">11.19 Functions<text:tab/>74</text:p>
          <text:p text:style-name="P55">11.20 Functions Are Defined Using the def Statement<text:tab/>74</text:p>
          <text:p text:style-name="P55">11.21 A Subset Of Functions Included In MathRider<text:tab/>75</text:p>
          <text:p text:style-name="P55">11.22 Obtaining Information On MathRider Functions<text:tab/>76</text:p>
          <text:p text:style-name="P55">11.23 Information Is Also Available On User-Entered Functions<text:tab/>77</text:p>
          <text:p text:style-name="P55">11.24 Examples Which Use Functions Included With MathRider<text:tab/>78</text:p>
          <text:p text:style-name="P55">11.25 Using srange() And zip() With The for Statement<text:tab/>80</text:p>
          <text:p text:style-name="P55">11.26 List Comprehensions<text:tab/>81</text:p>
          <text:p text:style-name="P54">12 Miscellaneous Topics<text:tab/>83</text:p>
          <text:p text:style-name="P55">12.1 Referencing The Result Of The Previous Operation<text:tab/>83</text:p>
          <text:p text:style-name="P55">12.2 Exceptions<text:tab/>83</text:p>
          <text:p text:style-name="P55">12.3 Obtaining Numeric Results<text:tab/>84</text:p>
          <text:p text:style-name="P55">12.4 Style Guide For Expressions<text:tab/>86</text:p>
          <text:p text:style-name="P55">12.5 Built-in Constants<text:tab/>86</text:p>
          <text:p text:style-name="P55">12.6 Roots<text:tab/>88</text:p>
          <text:p text:style-name="P55">12.7 Symbolic Variables<text:tab/>88</text:p>
          <text:p text:style-name="P55">12.8 Symbolic Expressions<text:tab/>90</text:p>
          <text:p text:style-name="P56">12.8.1 Expanding And Factoring<text:tab/>91</text:p>
          <text:p text:style-name="P56">12.8.2 Miscellaneous Symbolic Expression Examples<text:tab/>91</text:p>
          <text:p text:style-name="P56">12.8.3 Passing Values To Symbolic Expressions<text:tab/>92</text:p>
          <text:p text:style-name="P55"><text:soft-page-break/>12.9 Symbolic Equations and The solve() Function<text:tab/>92</text:p>
          <text:p text:style-name="P55">12.10 Symbolic Mathematical Functions<text:tab/>93</text:p>
          <text:p text:style-name="P55">12.11 Finding Roots Graphically And Numerically With The find_root() Method<text:tab/>95</text:p>
          <text:p text:style-name="P55">12.12 Displaying Mathematical Objects In Traditional Form<text:tab/>96</text:p>
          <text:p text:style-name="P55">12.13 LaTeX Is Used To Display Objects In Traditional Mathematics Form<text:tab/>97</text:p>
          <text:p text:style-name="P55">12.14 Sets<text:tab/>97</text:p>
          <text:p text:style-name="P54">13 2D Plotting<text:tab/>99</text:p>
          <text:p text:style-name="P55">13.1 The plot() And show() Functions<text:tab/>99</text:p>
          <text:p text:style-name="P56">13.1.1 Combining Plots And Changing The Plotting Color<text:tab/>100</text:p>
          <text:p text:style-name="P56">13.1.2 Combining Graphics With A Graphics Object<text:tab/>101</text:p>
          <text:p text:style-name="P55">13.2 Advanced Plotting With matplotlib<text:tab/>102</text:p>
          <text:p text:style-name="P56">13.2.1 Plotting Data From Lists With Grid Lines And Axes Labels<text:tab/>102</text:p>
          <text:p text:style-name="P56">13.2.2 Plotting With A Logarithmic Y Axis<text:tab/>103</text:p>
          <text:p text:style-name="P56">13.2.3 Two Plots With Labels Inside Of The Plot<text:tab/>104</text:p>
          <text:p text:style-name="P54">14 MathRider Usage Styles<text:tab/>106</text:p>
          <text:p text:style-name="P55">14.1 The Speed Usage Style<text:tab/>106</text:p>
          <text:p text:style-name="P55">14.2 The OpenOffice Presentation Usage Style<text:tab/>106</text:p>
          <text:p text:style-name="P54">15 High School Math Problems (most of the problems are still in development)<text:tab/>107</text:p>
          <text:p text:style-name="P55">15.1 Pre-Algebra<text:tab/>107</text:p>
          <text:p text:style-name="P56">15.1.1 Equations<text:tab/>107</text:p>
          <text:p text:style-name="P56">15.1.2 Expressions<text:tab/>107</text:p>
          <text:p text:style-name="P56">15.1.3 Geometry<text:tab/>107</text:p>
          <text:p text:style-name="P56">15.1.4 Inequalities<text:tab/>107</text:p>
          <text:p text:style-name="P56">15.1.5 Linear Functions<text:tab/>107</text:p>
          <text:p text:style-name="P56">15.1.6 Measurement<text:tab/>108</text:p>
          <text:p text:style-name="P56">15.1.7 Nonlinear Functions<text:tab/>108</text:p>
          <text:p text:style-name="P56">15.1.8 Number Sense And Operations<text:tab/>108</text:p>
          <text:p text:style-name="P57">15.1.8.1 Express an integer fraction in lowest terms<text:tab/>108</text:p>
          <text:p text:style-name="P56">15.1.9 Polynomial Functions<text:tab/>109</text:p>
          <text:p text:style-name="P55">15.2 Algebra<text:tab/>109</text:p>
          <text:p text:style-name="P56">15.2.1 Absolute Value Functions<text:tab/>110</text:p>
          <text:p text:style-name="P56">15.2.2 Complex Numbers<text:tab/>110</text:p>
          <text:p text:style-name="P56">15.2.3 Composite Functions<text:tab/>110</text:p>
          <text:p text:style-name="P56">15.2.4 Conics<text:tab/>110</text:p>
          <text:p text:style-name="P56">15.2.5 Data Analysis<text:tab/>110</text:p>
          <text:p text:style-name="P56">15.2.6 Discrete Mathematics <text:tab/>110</text:p>
          <text:p text:style-name="P56">15.2.7 Equations<text:tab/>111</text:p>
          <text:p text:style-name="P57">15.2.7.1 Express a symbolic fraction in lowest terms<text:tab/>111</text:p>
          <text:p text:style-name="P57">15.2.7.2 Determine the product of two symbolic fractions<text:tab/>113</text:p>
          <text:p text:style-name="P57">15.2.7.3 Solve a linear equation for x<text:tab/>114</text:p>
          <text:p text:style-name="P57">15.2.7.4 Solve a linear equation which has fractions<text:tab/>115</text:p>
          <text:p text:style-name="P56"><text:soft-page-break/>15.2.8 Exponential Functions<text:tab/>117</text:p>
          <text:p text:style-name="P56">15.2.9 Exponents<text:tab/>117</text:p>
          <text:p text:style-name="P56">15.2.10 Expressions<text:tab/>118</text:p>
          <text:p text:style-name="P56">15.2.11 Inequalities<text:tab/>118</text:p>
          <text:p text:style-name="P56">15.2.12 Inverse Functions<text:tab/>118</text:p>
          <text:p text:style-name="P56">15.2.13 Linear Equations And Functions<text:tab/>118</text:p>
          <text:p text:style-name="P56">15.2.14 Linear Programming<text:tab/>118</text:p>
          <text:p text:style-name="P56">15.2.15 Logarithmic Functions<text:tab/>118</text:p>
          <text:p text:style-name="P56">15.2.16 Logistic Functions<text:tab/>119</text:p>
          <text:p text:style-name="P56">15.2.17 Matrices<text:tab/>119</text:p>
          <text:p text:style-name="P56">15.2.18 Parametric Equations<text:tab/>119</text:p>
          <text:p text:style-name="P56">15.2.19 Piecewise Functions<text:tab/>119</text:p>
          <text:p text:style-name="P56">15.2.20 Polynomial Functions<text:tab/>119</text:p>
          <text:p text:style-name="P56">15.2.21 Power Functions<text:tab/>119</text:p>
          <text:p text:style-name="P56">15.2.22 Quadratic Functions<text:tab/>119</text:p>
          <text:p text:style-name="P56">15.2.23 Radical Functions<text:tab/>120</text:p>
          <text:p text:style-name="P56">15.2.24 Rational Functions<text:tab/>120</text:p>
          <text:p text:style-name="P56">15.2.25 Sequences<text:tab/>120</text:p>
          <text:p text:style-name="P56">15.2.26 Series<text:tab/>120</text:p>
          <text:p text:style-name="P56">15.2.27 Systems of Equations<text:tab/>120</text:p>
          <text:p text:style-name="P56">15.2.28 Transformations<text:tab/>120</text:p>
          <text:p text:style-name="P56">15.2.29 Trigonometric Functions<text:tab/>121</text:p>
          <text:p text:style-name="P55">15.3 Precalculus And Trigonometry<text:tab/>121</text:p>
          <text:p text:style-name="P56">15.3.1 Binomial Theorem<text:tab/>121</text:p>
          <text:p text:style-name="P56">15.3.2 Complex Numbers<text:tab/>121</text:p>
          <text:p text:style-name="P56">15.3.3 Composite Functions<text:tab/>121</text:p>
          <text:p text:style-name="P56">15.3.4 Conics<text:tab/>121</text:p>
          <text:p text:style-name="P56">15.3.5 Data Analysis<text:tab/>122</text:p>
          <text:p text:style-name="P56">15.3.6 Discrete Mathematics<text:tab/>122</text:p>
          <text:p text:style-name="P56">15.3.7 Equations<text:tab/>122</text:p>
          <text:p text:style-name="P56">15.3.8 Exponential Functions<text:tab/>122</text:p>
          <text:p text:style-name="P56">15.3.9 Inverse Functions<text:tab/>122</text:p>
          <text:p text:style-name="P56">15.3.10 Logarithmic Functions<text:tab/>122</text:p>
          <text:p text:style-name="P56">15.3.11 Logistic Functions<text:tab/>122</text:p>
          <text:p text:style-name="P56">15.3.12 Matrices And Matrix Algebra<text:tab/>123</text:p>
          <text:p text:style-name="P56">15.3.13 Mathematical Analysis<text:tab/>123</text:p>
          <text:p text:style-name="P56">15.3.14 Parametric Equations<text:tab/>123</text:p>
          <text:p text:style-name="P56">15.3.15 Piecewise Functions<text:tab/>123</text:p>
          <text:p text:style-name="P56">15.3.16 Polar Equations<text:tab/>123</text:p>
          <text:p text:style-name="P56">15.3.17 Polynomial Functions<text:tab/>123</text:p>
          <text:p text:style-name="P56">15.3.18 Power Functions<text:tab/>124</text:p>
          <text:p text:style-name="P56">15.3.19 Quadratic Functions<text:tab/>124</text:p>
          <text:p text:style-name="P56"><text:soft-page-break/>15.3.20 Radical Functions<text:tab/>124</text:p>
          <text:p text:style-name="P56">15.3.21 Rational Functions<text:tab/>124</text:p>
          <text:p text:style-name="P56">15.3.22 Real Numbers<text:tab/>124</text:p>
          <text:p text:style-name="P56">15.3.23 Sequences<text:tab/>124</text:p>
          <text:p text:style-name="P56">15.3.24 Series<text:tab/>124</text:p>
          <text:p text:style-name="P56">15.3.25 Sets<text:tab/>125</text:p>
          <text:p text:style-name="P56">15.3.26 Systems of Equations<text:tab/>125</text:p>
          <text:p text:style-name="P56">15.3.27 Transformations<text:tab/>125</text:p>
          <text:p text:style-name="P56">15.3.28 Trigonometric Functions<text:tab/>125</text:p>
          <text:p text:style-name="P56">15.3.29 Vectors<text:tab/>125</text:p>
          <text:p text:style-name="P55">15.4 Calculus<text:tab/>125</text:p>
          <text:p text:style-name="P56">15.4.1 Derivatives<text:tab/>126</text:p>
          <text:p text:style-name="P56">15.4.2 Integrals<text:tab/>126</text:p>
          <text:p text:style-name="P56">15.4.3 Limits<text:tab/>126</text:p>
          <text:p text:style-name="P56">15.4.4 Polynomial Approximations And Series<text:tab/>126</text:p>
          <text:p text:style-name="P55">15.5 Statistics<text:tab/>126</text:p>
          <text:p text:style-name="P56">15.5.1 Data Analysis<text:tab/>126</text:p>
          <text:p text:style-name="P56">15.5.2 Inferential Statistics<text:tab/>126</text:p>
          <text:p text:style-name="P56">15.5.3 Normal Distributions<text:tab/>127</text:p>
          <text:p text:style-name="P56">15.5.4 One Variable Analysis<text:tab/>127</text:p>
          <text:p text:style-name="P56">15.5.5 Probability And Simulation<text:tab/>127</text:p>
          <text:p text:style-name="P56">15.5.6 Two Variable Analysis<text:tab/>127</text:p>
          <text:p text:style-name="P54">16 High School Science Problems<text:tab/>128</text:p>
          <text:p text:style-name="P55">16.1 Physics<text:tab/>128</text:p>
          <text:p text:style-name="P56">16.1.1 Atomic Physics<text:tab/>128</text:p>
          <text:p text:style-name="P56">16.1.2 Circular Motion<text:tab/>128</text:p>
          <text:p text:style-name="P56">16.1.3 Dynamics<text:tab/>128</text:p>
          <text:p text:style-name="P56">16.1.4 Electricity And Magnetism<text:tab/>128</text:p>
          <text:p text:style-name="P56">16.1.5 Fluids<text:tab/>128</text:p>
          <text:p text:style-name="P56">16.1.6 Kinematics<text:tab/>129</text:p>
          <text:p text:style-name="P56">16.1.7 Light<text:tab/>129</text:p>
          <text:p text:style-name="P56">16.1.8 Optics<text:tab/>129</text:p>
          <text:p text:style-name="P56">16.1.9 Relativity<text:tab/>129</text:p>
          <text:p text:style-name="P56">16.1.10 Rotational Motion<text:tab/>129</text:p>
          <text:p text:style-name="P56">16.1.11 Sound<text:tab/>129</text:p>
          <text:p text:style-name="P56">16.1.12 Waves<text:tab/>130</text:p>
          <text:p text:style-name="P56">16.1.13 Thermodynamics<text:tab/>130</text:p>
          <text:p text:style-name="P56">16.1.14 Work<text:tab/>130</text:p>
          <text:p text:style-name="P56">16.1.15 Energy<text:tab/>130</text:p>
          <text:p text:style-name="P56">16.1.16 Momentum<text:tab/>130</text:p>
          <text:p text:style-name="P56">16.1.17 Boiling<text:tab/>130</text:p>
          <text:p text:style-name="P56">16.1.18 Buoyancy<text:tab/>130</text:p>
          <text:p text:style-name="P56"><text:soft-page-break/>16.1.19 Convection<text:tab/>131</text:p>
          <text:p text:style-name="P56">16.1.20 Density<text:tab/>131</text:p>
          <text:p text:style-name="P56">16.1.21 Diffusion<text:tab/>131</text:p>
          <text:p text:style-name="P56">16.1.22 Freezing<text:tab/>131</text:p>
          <text:p text:style-name="P56">16.1.23 Friction<text:tab/>131</text:p>
          <text:p text:style-name="P56">16.1.24 Heat Transfer<text:tab/>131</text:p>
          <text:p text:style-name="P56">16.1.25 Insulation<text:tab/>132</text:p>
          <text:p text:style-name="P56">16.1.26 Newton's Laws<text:tab/>132</text:p>
          <text:p text:style-name="P56">16.1.27 Pressure<text:tab/>132</text:p>
          <text:p text:style-name="P56">16.1.28 Pulleys<text:tab/>132</text:p>
          <text:p text:style-name="P54">17 Fundamentals Of Computation<text:tab/>133</text:p>
          <text:p text:style-name="P55">17.1 What Is A Computer?<text:tab/>133</text:p>
          <text:p text:style-name="P55">17.2 Contextual Meaning<text:tab/>134</text:p>
          <text:p text:style-name="P55">17.3 Variables<text:tab/>135</text:p>
          <text:p text:style-name="P55">17.4 Models<text:tab/>135</text:p>
          <text:p text:style-name="P55">17.5 Machine Language<text:tab/>136</text:p>
          <text:p text:style-name="P55">17.6 Compilers And Interpreters<text:tab/>141</text:p>
          <text:p text:style-name="P55">17.7 Algorithms<text:tab/>141</text:p>
          <text:p text:style-name="P55">17.8 Computation<text:tab/>143</text:p>
          <text:p text:style-name="P55">17.9 The Mathematics Part Of Mathematics Computing Systems<text:tab/>146</text:p>
        </text:index-body>
      </text:table-of-content>
      <text:p text:style-name="Standard"/>
      <text:h text:style-name="P17"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0">Susan Addington</text:p>
      <text:p text:style-name="P20">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9"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text:soft-page-break/>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3">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3">MathRider Customizer</text:p>
          </table:table-cell>
          <table:table-cell table:style-name="Table1.B2" office:value-type="string">
            <text:p text:style-name="P23">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text:soft-page-break/>programming to begin solving problems with MathRider and the language that is used is Piper. <text:s/>It will help you to become a MathRider Novice, but you will need to learn 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35">Two of MathRider's main inspirations are Scott McNeally's concept of "No child held back":</text:p>
      <text:p text:style-name="P22"><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3">1) Math is a lot easier to pick up after you know how to program. In fact, if you're a halfway decent programmer, you'll find it's almost a snap.</text:p>
      <text:p text:style-name="P33">2) They teach math all wrong in school. Way, WAY wrong. If you teach yourself math the right way, you'll learn faster, remember it longer, and it'll be much more valuable to you as a programmer.</text:p>
      <text:p text:style-name="P33">3) The right way to learn math is breadth-first, not depth-first. You need to survey the space, learn the names of things, figure out what's what.</text:p>
      <text:p text:style-name="P33"><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8"><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19"><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5):</text:p>
      <text:p text:style-name="P34">java -version</text:p>
      <text:p text:style-name="Standard">Currently, the MathRider project has the following two options for people who need to install Sun's Java:</text:p>
      <text:p text:style-name="P53">1) Locate the Java documentation for your Linux distribution and carefully follow the instructions <text:soft-page-break/>provided for installing Sun's Java on your system. <text:s/></text:p>
      <text:p text:style-name="P53">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2"><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right click on the archive file (it should appear as a folder with a vertical zipper on it),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31">tar -xvjf &lt;name of archive file&gt;</text:p>
      <text:p text:style-name="Standard"><text:soft-page-break/>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2"><text:span text:style-name="T6">doc</text:span> - Contains MathRider's documentation files.</text:p>
      <text:p text:style-name="P32"><text:span text:style-name="T6">examples</text:span> - Contains various example programs, some of which are pre-opened when MathRider is first executed.</text:p>
      <text:p text:style-name="P32"><text:span text:style-name="T6">jars</text:span> - Holds plugins, code libraries, and support scripts.</text:p>
      <text:p text:style-name="P32"><text:span text:style-name="T6">macros</text:span> - Contains various scripts that can be executed by the user.</text:p>
      <text:p text:style-name="P32"><text:span text:style-name="T6">modes</text:span> - Contains files which tell MathRider how to do syntax highlighting for various file types. <text:s/></text:p>
      <text:p text:style-name="P32"><text:span text:style-name="T6">settings</text:span> - Contains the application's main settings files.</text:p>
      <text:p text:style-name="P32"><text:span text:style-name="T6">startup</text:span> - Contains startup scripts that are executed each time MathRider launches.</text:p>
      <text:p text:style-name="P32"><text:span text:style-name="T6">jedit.jar</text:span> - Holds the core jEdit application which MathRider builds upon.</text:p>
      <text:p text:style-name="P32"><text:span text:style-name="T25">unix_run.sh</text:span> - The script used to execute MathRider on Unix systems.</text:p>
      <text:p text:style-name="P32"><text:span text:style-name="T9">win_run.bat</text:span> - The batch file used to execute MathRider on Windows systems.</text:p>
      <text:h text:style-name="Heading_20_3" text:outline-level="3">Executing MathRider On Windows Systems</text:h>
      <text:p text:style-name="P25">Open the <text:span text:style-name="T6">mathrider</text:span> folder and double click on the <text:span text:style-name="T9">win_run</text:span> file.</text:p>
      <text:h text:style-name="Heading_20_3" text:outline-level="3">Executing MathRider On Unix Systems</text:h>
      <text:p text:style-name="P25">Open a shell, change to the <text:span text:style-name="T6">mathrider</text:span> folder, and execute the <text:span text:style-name="T9">unix_run.sh</text:span> script by typing the following:</text:p>
      <text:p text:style-name="P21">sh unix_run.sh</text:p>
      <text:h text:style-name="Heading_20_4" text:outline-level="4">MacOS X</text:h>
      <text:p text:style-name="P25">Make a note of where you put the Mathrider application (for example <text:span text:style-name="T6">/Applications/mathrider</text:span>). <text:s/>Run <text:soft-page-break/>Terminal (which is in /Applications/Utilities). <text:s/>Change to that directory (folder) by typing:</text:p>
      <text:p text:style-name="P21">cd <text:s text:c="2"/>/Applications/mathrider</text:p>
      <text:p text:style-name="P25">Run mathrider by typing:</text:p>
      <text:p text:style-name="P5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also present.</text:p>
      <text:h text:style-name="Heading_20_3" text:outline-level="3"><text:soft-page-break/>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soft-page-break/><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text:soft-page-break/>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5">Most of MathRider's significant power and flexibility are derived from its plugin-based extension mechanism (which it inherits from its jEdit "heart").</text:p>
      <text:h text:style-name="P26" text:outline-level="2">Which Plugins Are Currently Included When MathRider Is Installed?</text:h>
      <text:p text:style-name="P25"><text:span text:style-name="T6">Code2HTML</text:span> - Converts a text area into HTML format (complete with syntax highlighting) so it can be published on the web. </text:p>
      <text:p text:style-name="P25"><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Piper. <text:s/>Additional shells can be added to the Console as needed.</text:p>
      <text:p text:style-name="P25"><text:span text:style-name="T6">Calculator</text:span> - An RPN (Reverse Polish Notation) calculator.</text:p>
      <text:p text:style-name="P25"><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5"><text:span text:style-name="T6">GeoGebra</text:span> - Interactive geometry software. <text:s/>MathRider also uses it as an interactive plotting package.</text:p>
      <text:p text:style-name="P25"><text:span text:style-name="T6">HotEqn</text:span> - Renders <text:a xlink:type="simple" xlink:href="#12.13.LaTeX Is Used To Display Objects In Traditional Mathematics Form|outline">LaTeX</text:a> code.</text:p>
      <text:p text:style-name="P25"><text:span text:style-name="T6">JSciCalc</text:span> - A standard scientific calculator.</text:p>
      <text:p text:style-name="P25"><text:span text:style-name="T6">Piper</text:span> - A computer algebra system that is suitable for beginners.</text:p>
      <text:p text:style-name="P25"><text:span text:style-name="T6">LaTeX Tools</text:span> - Tools to help automate LaTeX editing tasks.</text:p>
      <text:p text:style-name="P25"><text:span text:style-name="T6">Project Viewer</text:span> - Allows groups of files to be defined as projects.</text:p>
      <text:p text:style-name="P25"><text:span text:style-name="T6">QuickNotepad</text:span> - A persistent text area which notes can be entered into.</text:p>
      <text:p text:style-name="P25"><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5"><text:span text:style-name="T6">PiperDocs</text:span> - Documentation for Piper which can be navigated using a simple browser interface.</text:p>
      <text:h text:style-name="P27" text:outline-level="2">What Kinds Of Plugins Are Possible?</text:h>
      <text:p text:style-name="P28">Almost any application that can run on the Java platform can be made into a plugin. <text:s/>However, most <text:soft-page-break/>plugins should fall into one of the following categories:</text:p>
      <text:h text:style-name="Heading_20_3" text:outline-level="3">Plugins Based On Java Applets</text:h>
      <text:p text:style-name="P28">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8">Almost any Java-based application can be made into a MathRider plugin.</text:p>
      <text:h text:style-name="Heading_20_3" text:outline-level="3">Plugins Which Talk To Native Applications</text:h>
      <text:p text:style-name="P28">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Piper console by pressing the small black inverted triangle which is near the word <text:span text:style-name="T6">System</text:span>. <text:s/>Select the 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Piper Program Files</text:h>
      <text:p text:style-name="Standard">The Piper programs in the text window (which have <text:span text:style-name="T6">.pi</text:span> extensions) can be executed by placing the cursor in a window and pressing <text:span text:style-name="T6">&lt;shift&gt;&lt;enter&gt;</text:span>. <text:s/>The output will be displayed in the 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SciCalc</text:span> <text:s/>written on it. <text:s/>Press this tab a number of times to see what happens (JSciCalc should be shown and hidden as you press the tab.)</text:p>
      <text:p text:style-name="Standard">The right side of the application also contains a plugin called 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SciCalc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SciCalc plugin was detached from the main window so it can be resized and placed wherever it is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plugin. <text:s/>You can also play with docking and undocking it if you would like.</text:p>
      <text:p text:style-name="Standard"><text:soft-page-break/>Finally, whatever posi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0">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0">Problem Solving Environments and Symbolic Computing: Richard J. Fateman: <text:a xlink:type="simple" xlink:href="http://www.cs.berkeley.edu/~fateman/papers/pse.pdf">http://www.cs.berkeley.edu/~fateman/papers/pse.pdf</text:a></text:p>
      <text:p text:style-name="P24"><text:soft-page-break/>Since most people who read this document will probably be familiar with performing numeric calculations as done on a scientific calculator, the next section shows how to use Piper as a scientific calculator. <text:s/>The section after that then shows how to use Piper as a symbolic calculator. <text:s/>Both sections use the console interface to Piper. <text:s/>In MathRider, a console interface to any plugin or application is a <text:span text:style-name="T6">shell</text:span> or <text:span text:style-name="T6">command line</text:span> interface to it.</text:p>
      <text:h text:style-name="Heading_20_3" text:outline-level="3">Using The 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Piper</text:span> menu item that is inside of it (feel free to increase the size of the console text area if you would like). <text:s/>When the Piper console is first launched, it prints a welcome message and then provides <text:span text:style-name="T6">In&gt;</text:span> as an input prompt:</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36">Out&gt; 4</text:p>
      <text:p text:style-name="Preformatted_20_Text"/>
      <text:p text:style-name="Preformatted_20_Text">In&gt;</text:p>
      <text:p text:style-name="Preformatted_20_Text"/>
      <text:p text:style-name="Standard">When the <text:span text:style-name="T6">&lt;enter&gt;</text:span> key was pressed, 2+2 was read into Piper for <text:span text:style-name="T6">evaluation</text:span> and <text:span text:style-name="T6">Ou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6">Out&gt; 3</text:p>
      <text:p text:style-name="Preformatted_20_Text"/>
      <text:p text:style-name="Preformatted_20_Text">In&gt; 3*4</text:p>
      <text:p text:style-name="P36">Out&gt; 12</text:p>
      <text:p text:style-name="P36"/>
      <text:p text:style-name="P37">In&gt; 2^3</text:p>
      <text:p text:style-name="P36">Out&gt; 8</text:p>
      <text:p text:style-name="Preformatted_20_Text"/>
      <text:p text:style-name="Preformatted_20_Text">In&gt; 12/6</text:p>
      <text:p text:style-name="P36">Ou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Piper to perform an operation such <text:soft-page-break/>as addition or division.</text:p>
      <text:p text:style-name="Standard">Piper can also work with decimal numbers:</text:p>
      <text:p text:style-name="Preformatted_20_Text"/>
      <text:p text:style-name="Preformatted_20_Text">In&gt; .5+1.2</text:p>
      <text:p text:style-name="P36">Out&gt; 1.7</text:p>
      <text:p text:style-name="Preformatted_20_Text"/>
      <text:p text:style-name="Preformatted_20_Text">In&gt; 3.7-2.6</text:p>
      <text:p text:style-name="P36">Out&gt; 1.1</text:p>
      <text:p text:style-name="Preformatted_20_Text"/>
      <text:p text:style-name="Preformatted_20_Text">In&gt; 2.2*3.9</text:p>
      <text:p text:style-name="P36">Out&gt; 8.58</text:p>
      <text:p text:style-name="P36"/>
      <text:p text:style-name="P37">In&gt; 2.2^3</text:p>
      <text:p text:style-name="P36">Out&gt; 10.648</text:p>
      <text:p text:style-name="Preformatted_20_Text"/>
      <text:p text:style-name="Preformatted_20_Text">In&gt; 9.5/3.2</text:p>
      <text:p text:style-name="P36">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6">Ou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lines that have been entered. <text:s/>If the up arrow near the lower right of the keyboard is pressed, each previous input line is displayed in turn to the right of the current input prompt.</text:p>
      <text:p text:style-name="Standard">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36">Out&gt; 40</text:p>
      <text:p text:style-name="Preformatted_20_Text"/>
      <text:p text:style-name="Preformatted_20_Text">In&gt; %</text:p>
      <text:p text:style-name="P36"><text:soft-page-break/>Out&gt; 40</text:p>
      <text:p text:style-name="P36"/>
      <text:p text:style-name="P37">In&gt; %*2</text:p>
      <text:p text:style-name="P36">Out&gt; 80</text:p>
      <text:p text:style-name="Preformatted_20_Text"><text:s/></text:p>
      <text:h text:style-name="P52" text:outline-level="4">Syntax Errors</text:h>
      <text:p text:style-name="Text_20_body"><text:span text:style-name="T10">An expression's </text:span><text:span text:style-name="T11">syntax</text:span><text:span text:style-name="T10">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7"/>
      <text:p text:style-name="P37">In&gt; 12 \ 6</text:p>
      <text:p text:style-name="P37"/>
      <text:p text:style-name="P43">Error parsing expression, near token \</text:p>
      <text:p text:style-name="P37"/>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nex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6">Out&gt; 5/6</text:p>
      <text:p text:style-name="Preformatted_20_Text"/>
      <text:p text:style-name="Standard">Instead of returning a numeric result like 0.83333333333333333333 (which is what a scientific calculator would return) Piper added these two rational numbers symbolically and returned<draw:frame draw:style-name="fr11"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36">Out&gt; 5/6</text:p>
      <text:p text:style-name="Preformatted_20_Text"/>
      <text:p text:style-name="Standard">Lets say that you would like to have 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36">Out&gt; 5</text:p>
      <text:p text:style-name="Preformatted_20_Text"><text:soft-page-break/></text:p>
      <text:p text:style-name="Standard">Unfortunately, the % symbol cannot be used to have 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4"><draw:object xlink:href="./Object 7" xlink:type="simple" xlink:show="embed" xlink:actuate="onLoad"/><draw:image xlink:href="./ObjectReplacements/Object 7" xlink:type="simple" xlink:show="embed" xlink:actuate="onLoad"/></draw:frame>was calculated two steps back. <text:s/>What would be nice is if Piper provided a way to store results in symbols that we choose instead of ones that it chooses and thankful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5"><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6">Out&gt; 5/6</text:p>
      <text:p text:style-name="Preformatted_20_Text"/>
      <text:p text:style-name="Preformatted_20_Text">In&gt; a</text:p>
      <text:p text:style-name="P36">Out&gt; 5/6</text:p>
      <text:p text:style-name="Preformatted_20_Text"/>
      <text:p text:style-name="Preformatted_20_Text">In&gt; Numer(a)</text:p>
      <text:p text:style-name="P36">Out&gt; 5</text:p>
      <text:p text:style-name="Preformatted_20_Text"/>
      <text:p text:style-name="Preformatted_20_Text">In&gt; Denom(a)</text:p>
      <text:p text:style-name="P36">Out&gt; 6</text:p>
      <text:p text:style-name="Preformatted_20_Text"/>
      <text:p text:style-name="Standard">In this example, the assignment operator (<text:span text:style-name="T6">:=</text:span>) was used to assign the result (or <text:span text:style-name="T6">value</text:span>)<draw:frame draw:style-name="fr11" draw:name="Object9" text:anchor-type="as-char" svg:width="0.1992in" svg:height="0.3925in" draw:z-index="7"><draw:object xlink:href="./Object 9" xlink:type="simple" xlink:show="embed" xlink:actuate="onLoad"/><draw:image xlink:href="./ObjectReplacements/Object 9" xlink:type="simple" xlink:show="embed" xlink:actuate="onLoad"/></draw:frame>to the variable 'a'. <text:s/>When 'a' was evaluated by itself, the value it was bound to (in this case<draw:frame draw:style-name="fr11" draw:name="Object10" text:anchor-type="as-char" svg:width="0.1992in" svg:height="0.3925in" draw:z-index="8"><draw:object xlink:href="./Object 10" xlink:type="simple" xlink:show="embed" xlink:actuate="onLoad"/><draw:image xlink:href="./ObjectReplacements/Object 10" xlink:type="simple" xlink:show="embed" xlink:actuate="onLoad"/></draw:frame>) was returned. <text:s/>This value will stay bound to the variable 'a' as long as Piper is running, until 'a' is cleared with the <text:span text:style-name="T6">Clear()</text:span> function, or until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36">Out&gt; 9</text:p>
      <text:p text:style-name="Preformatted_20_Text"/>
      <text:p text:style-name="Preformatted_20_Text">In&gt; a</text:p>
      <text:p text:style-name="P36">Out&gt; 9</text:p>
      <text:p text:style-name="P36"/>
      <text:p text:style-name="Standard">and this example shows 'a' being cleared (or <text:span text:style-name="T6">unbound</text:span>) with the Clear() function:</text:p>
      <text:p text:style-name="Preformatted_20_Text"/>
      <text:p text:style-name="Preformatted_20_Text">In&gt; Clear(a)</text:p>
      <text:p text:style-name="P36">Out&gt; True</text:p>
      <text:p text:style-name="Preformatted_20_Text"/>
      <text:p text:style-name="Preformatted_20_Text"><text:soft-page-break/>In&gt; a</text:p>
      <text:p text:style-name="P36">Ou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rue' or 'False' to indicate whether the operation they performed succeeded or not. <text:s/>Also notice that <text:span text:style-name="T7">unbound</text:span><text:span text:style-name="T6"> </text:span><text:span text:style-name="T7">variables</text:span> return themselves when they are evaluated. <text:s/>In this case, 'a' returned 'a'.</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6">Out&gt; 2^3</text:p>
      <text:p text:style-name="Preformatted_20_Text"/>
      <text:p text:style-name="Preformatted_20_Text">In&gt; Factor(14)</text:p>
      <text:p text:style-name="P36">Out&gt; 2*7</text:p>
      <text:p text:style-name="Preformatted_20_Text"/>
      <text:p text:style-name="Preformatted_20_Text">In&gt; Factor(2343)</text:p>
      <text:p text:style-name="P36">Out&gt; 3*11*71</text:p>
      <text:p text:style-name="Preformatted_20_Text"/>
      <text:p text:style-name="Standard">Now lets factor an expression that contains the unbound variable 'x':</text:p>
      <text:p text:style-name="Preformatted_20_Text"/>
      <text:p text:style-name="Preformatted_20_Text">In&gt; x</text:p>
      <text:p text:style-name="P36">Out&gt; x</text:p>
      <text:p text:style-name="Preformatted_20_Text"/>
      <text:p text:style-name="Preformatted_20_Text">In&gt; IsBound(x)</text:p>
      <text:p text:style-name="P36">Out&gt; False</text:p>
      <text:p text:style-name="Preformatted_20_Text"/>
      <text:p text:style-name="Preformatted_20_Text">In&gt; Factor(x^2 + 24*x + 80)</text:p>
      <text:p text:style-name="P36">Out&gt; (x+20)*(x+4)</text:p>
      <text:p text:style-name="P37"/>
      <text:p text:style-name="P37">In&gt; Expand(%)</text:p>
      <text:p text:style-name="P36">Out&gt; x^2+24*x+80</text:p>
      <text:p text:style-name="P36"/>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Factor() is able to determine when expressions with unbound variables are sent to it and it uses the rules of algebra to <text:span text:style-name="T6">manipulate</text:span> them into factored form. <text:s/>The Expand() function was then able to take the factored expression<draw:frame draw:style-name="fr11" draw:name="Object12" text:anchor-type="as-char" svg:width="1.0634in" svg:height="0.1902in" draw:z-index="9"><draw:object xlink:href="./Object 12" xlink:type="simple" xlink:show="embed" xlink:actuate="onLoad"/><draw:image xlink:href="./ObjectReplacements/Object 12" xlink:type="simple" xlink:show="embed" xlink:actuate="onLoad"/></draw:frame>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6">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44">1) <text:s/>Type 3 or 4 lines of text into a text area.</text:p>
      <text:p text:style-name="P44">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selection is on</text:span> and <text:span text:style-name="T6">Rectangular selection is off</text:span>. </text:p>
      <text:p text:style-name="P44">3) Turn rectangular selection on and then select some text in order to see how this is different than normal selection mode. <text:s/>When you are done experimenting, set rectangular selection mode to <text:soft-page-break/><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Piper programs have a <text:span text:style-name="T6">.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7">text</text:span> file that has a <text:span text:style-name="T6">.pi</text:span> extension. <text:s/>MathRider comes with some preloaded example Piper programs and new Piper programs can be created by making a new text file and giving it a <text:span text:style-name="T6">.pi</text:span> extension.</text:p>
      <text:p text:style-name="Standard">Piper programs are executed by placing the cursor in the program's text area and then pressing <text:span text:style-name="T6">&lt;shift&gt;&lt;Enter&gt;</text:span>. <text:s/>Output from the program is displayed in the Piper console but, unlike the Piper console (which automatically displays the result of the last evaluation), programs need to use the <text:span text:style-name="T6">Write()</text:span> and <text:span text:style-name="T6">Echo()</text:span> functions to display output.</text:p>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Piper fold which will print <text:span text:style-name="T6">Hello World! </text:span>to the Piper console (Note: the line numbers are not part of the program):</text:p>
      <text:p text:style-name="Preformatted_20_Text"/>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46"><text:span text:style-name="T30"><text:s/>5:</text:span><text:span text:style-name="T29">%/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8"/>
      <text:p text:style-name="P37"><text:span text:style-name="T18"><text:s/>1:</text:span><text:span text:style-name="T28">%piper</text:span></text:p>
      <text:p text:style-name="P38"><text:s/>2:</text:p>
      <text:p text:style-name="P37"><text:span text:style-name="T18"><text:s/>3:</text:span> <text:s text:c="3"/><text:span text:style-name="T19">Write</text:span><text:span text:style-name="T5">(</text:span><text:span text:style-name="T20">"Hello World!"</text:span><text:span text:style-name="T5">)</text:span>;</text:p>
      <text:p text:style-name="P38"><text:s/>4:</text:p>
      <text:p text:style-name="P37"><text:span text:style-name="T18"><text:s/>5:</text:span><text:span text:style-name="T28">%/piper</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ello World!"</text:span></text:p>
      <text:p text:style-name="P47"><text:span text:style-name="T17"><text:s/></text:span><text:span text:style-name="T18">9:</text:span><text:span text:style-name="T21">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Fold Properties</text:h>
      <text:p text:style-name="Standard">Folds are able to have <text:span text:style-name="T6">properties</text:span> passed to them which can be used to associate additional information <text:soft-page-break/>with it or to modify its behavior. <text:s/>For example, the <text:span text:style-name="T6">output</text:span> property can be used to set a Piper fold's output to what is called <text:span text:style-name="T6">pretty</text:span> form:</text:p>
      <text:p text:style-name="Preformatted_20_Text"/>
      <text:p text:style-name="P37"><text:span text:style-name="T18"><text:s/>1:</text:span><text:span text:style-name="T28">%piper,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9"/>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6"><draw:object xlink:href="./Object 11" xlink:type="simple" xlink:show="embed" xlink:actuate="onLoad"/><draw:image xlink:href="./ObjectReplacements/Object 11" xlink:type="simple" xlink:show="embed" xlink:actuate="onLoad"/></draw:frame></text:p>
      <text:p text:style-name="Standard">(Note: MathRider uses Piper's <text:span text:style-name="T6">PrettyForm() </text:span>function to convert standard output into pretty form and this function can also be used in the 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8"/>
      <text:p text:style-name="P37"><text:span text:style-name="T18"><text:s/>1:</text:span><text:span text:style-name="T28">%piper,name="example_1",output="pretty"</text:span></text:p>
      <text:p text:style-name="P38"><text:s/>2:</text:p>
      <text:p text:style-name="P37"><text:span text:style-name="T18"><text:s/>3:</text:span> <text:s text:c="3"/>a <text:span text:style-name="T5">:=</text:span> x<text:span text:style-name="T5">^</text:span><text:span text:style-name="T8">2</text:span> <text:span text:style-name="T5">+</text:span> x<text:span text:style-name="T5">/</text:span><text:span text:style-name="T8">2</text:span> <text:span text:style-name="T5">+</text:span> <text:span text:style-name="T8">3</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1">%output,preserve="false"</text:span></text:p>
      <text:p text:style-name="P37"><text:span text:style-name="T18"><text:s/>9:</text:span><text:span text:style-name="T21"> <text:s text:c="5"/>True:</text:span></text:p>
      <text:p text:style-name="P37"><text:span text:style-name="T18">10:</text:span><text:span text:style-name="T21"> <text:s text:c="5"/></text:span></text:p>
      <text:p text:style-name="P37"><text:span text:style-name="T18">11:</text:span><text:span text:style-name="T21"> <text:s text:c="6"/>2 <text:s text:c="2"/>x <text:s text:c="3"/></text:span></text:p>
      <text:p text:style-name="P37"><text:span text:style-name="T18">12:</text:span><text:span text:style-name="T21"> <text:s text:c="5"/>x <text:s/>+ - + 3</text:span></text:p>
      <text:p text:style-name="P37"><text:span text:style-name="T18">13:</text:span><text:span text:style-name="T21"> <text:s text:c="10"/>2</text:span></text:p>
      <text:p text:style-name="P37"><text:span text:style-name="T18">14:</text:span><text:span text:style-name="T21"> <text:s text:c="3"/>%/output</text:span></text:p>
      <text:p text:style-name="P45"/>
      <text:h text:style-name="Heading_20_2" text:outline-level="2"><text:soft-page-break/>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38"/>
      <text:p text:style-name="P37"><text:span text:style-name="T18"><text:s/>1:</text:span><text:span text:style-name="T28">%geogebra,clear="true"</text:span></text:p>
      <text:p text:style-name="P38"><text:s/>2:</text:p>
      <text:p text:style-name="P37"><text:span text:style-name="T18"><text:s/>3:</text:span> <text:s text:c="3"/><text:span text:style-name="T26">//Plot a function.</text:span></text:p>
      <text:p text:style-name="P37"><text:span text:style-name="T18"><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37"><text:span text:style-name="T18"><text:s/>5:</text:span> <text:s text:c="3"/></text:p>
      <text:p text:style-name="P37"><text:span text:style-name="T18"><text:s/>6:</text:span> <text:s text:c="3"/><text:span text:style-name="T26">//Add a tangent line to the function.</text:span></text:p>
      <text:p text:style-name="P37"><text:span text:style-name="T18"><text:s/>7:</text:span> <text:s text:c="3"/>a <text:span text:style-name="T5">=</text:span> <text:span text:style-name="T8">2</text:span></text:p>
      <text:p text:style-name="P37"><text:span text:style-name="T18"><text:s/>8:</text:span> <text:s text:c="3"/><text:span text:style-name="T5">(</text:span><text:span text:style-name="T8">2</text:span>,<text:span text:style-name="T8">0</text:span><text:span text:style-name="T5">)</text:span></text:p>
      <text:p text:style-name="P37"><text:span text:style-name="T18"><text:s/>9:</text:span> <text:s text:c="3"/>t <text:span text:style-name="T5">=</text:span> Tangent[a, f]</text:p>
      <text:p text:style-name="P38">10:</text:p>
      <text:p text:style-name="P37"><text:span text:style-name="T18">11:</text:span><text:span text:style-name="T28">%/geogebra</text:span></text:p>
      <text:p text:style-name="P38">12:</text:p>
      <text:p text:style-name="P37"><text:span text:style-name="T18">13:</text:span> <text:s text:c="3"/><text:span text:style-name="T21">%output,preserve="false"</text:span></text:p>
      <text:p text:style-name="P37"><text:span text:style-name="T18">14:</text:span><text:span text:style-name="T21"> <text:s text:c="5"/>GeoGebra updated.</text:span></text:p>
      <text:p text:style-name="P37"><text:span text:style-name="T18">15:</text:span><text:span text:style-name="T21"> <text:s text:c="3"/>%/output</text:span></text:p>
      <text:p text:style-name="P48"/>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0"><draw:text-box fo:min-height="4.0193in"><text:p text:style-name="Illustration"><draw:frame draw:style-name="fr4" draw:name="graphics2" text:anchor-type="paragraph" svg:width="3.6543in" svg:height="3.7374in" draw:z-index="11"><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39"><text:span text:style-name="T18"><text:s/>1:</text:span><text:span text:style-name="T28">%geogebra_xml,description="Obtained from .ggb file"</text:span></text:p>
      <text:p text:style-name="P40"><text:s/>2:</text:p>
      <text:p text:style-name="P39"><text:span text:style-name="T18"><text:s/>3:</text:span> <text:s text:c="3"/><text:span text:style-name="T16">&lt;?xml</text:span><text:span text:style-name="T15"> </text:span><text:span text:style-name="T16">version="1.0"</text:span><text:span text:style-name="T15"> </text:span><text:span text:style-name="T16">encoding="utf-8"?&gt;</text:span></text:p>
      <text:p text:style-name="P39"><text:span text:style-name="T18"><text:s/>4:</text:span> <text:s text:c="3"/><text:span text:style-name="T21">&lt;geogebra format=</text:span><text:span text:style-name="T20">"3.0"</text:span><text:span text:style-name="T21">&gt;</text:span></text:p>
      <text:p text:style-name="P39"><text:span text:style-name="T18"><text:s/>5:</text:span> <text:s text:c="3"/><text:span text:style-name="T21">&lt;gui&gt;</text:span></text:p>
      <text:p text:style-name="P39"><text:span text:style-name="T18"><text:s/>6:</text:span> <text:s text:c="7"/><text:span text:style-name="T21">&lt;show algebraView=</text:span><text:span text:style-name="T20">"true"</text:span><text:span text:style-name="T21"> auxiliaryObjects=</text:span><text:span text:style-name="T20">"true"</text:span><text:span text:style-name="T21"> </text:span></text:p>
      <text:p text:style-name="P39"><text:span text:style-name="T18"><text:s text:c="3"/></text:span><text:span text:style-name="T21"><text:s text:c="8"/>algebraInput=</text:span><text:span text:style-name="T20">"true"</text:span><text:span text:style-name="T21"> cmdList=</text:span><text:span text:style-name="T20">"true"</text:span><text:span text:style-name="T21">/&gt;</text:span></text:p>
      <text:p text:style-name="P39"><text:span text:style-name="T18"><text:s/>7:</text:span> <text:s text:c="7"/><text:span text:style-name="T21">&lt;splitDivider loc=</text:span><text:span text:style-name="T20">"196"</text:span><text:span text:style-name="T21"> locVertical=</text:span><text:span text:style-name="T20">"400"</text:span><text:span text:style-name="T21"> horizontal=</text:span><text:span text:style-name="T20">"true"</text:span><text:span text:style-name="T21">/&gt;</text:span></text:p>
      <text:p text:style-name="P39"><text:span text:style-name="T18"><text:s/>8:</text:span> <text:s text:c="7"/><text:span text:style-name="T21">&lt;font <text:s/>size=</text:span><text:span text:style-name="T20">"12"</text:span><text:span text:style-name="T21">/&gt;</text:span></text:p>
      <text:p text:style-name="P39"><text:span text:style-name="T18"><text:s/>9:</text:span> <text:s text:c="3"/><text:span text:style-name="T21">&lt;/gui&gt;</text:span></text:p>
      <text:p text:style-name="P39"><text:span text:style-name="T18">10:</text:span> <text:s text:c="3"/><text:span text:style-name="T21">&lt;euclidianView&gt;</text:span></text:p>
      <text:p text:style-name="P39"><text:span text:style-name="T18">11:</text:span> <text:s text:c="7"/><text:span text:style-name="T21">&lt;size <text:s/>width=</text:span><text:span text:style-name="T20">"540"</text:span><text:span text:style-name="T21"> height=</text:span><text:span text:style-name="T20">"553"</text:span><text:span text:style-name="T21">/&gt;</text:span></text:p>
      <text:p text:style-name="P39"><text:span text:style-name="T18">12:</text:span> <text:s text:c="7"/><text:span text:style-name="T21">&lt;coordSystem xZero=</text:span><text:span text:style-name="T20">"215.0"</text:span><text:span text:style-name="T21"> yZero=</text:span><text:span text:style-name="T20">"315.0"</text:span><text:span text:style-name="T21"> scale=</text:span><text:span text:style-name="T20">"50.0"</text:span></text:p>
      <text:p text:style-name="P39"><text:span text:style-name="T18"><text:s text:c="3"/></text:span><text:span text:style-name="T21"><text:s text:c="8"/>yscale=</text:span><text:span text:style-name="T20">"50.0"</text:span><text:span text:style-name="T21">/&gt;</text:span></text:p>
      <text:p text:style-name="P39"><text:span text:style-name="T18">13:</text:span> <text:s text:c="7"/><text:span text:style-name="T21">&lt;evSettings axes=</text:span><text:span text:style-name="T20">"true"</text:span><text:span text:style-name="T21"> grid=</text:span><text:span text:style-name="T20">"true"</text:span><text:span text:style-name="T21"> pointCapturing=</text:span><text:span text:style-name="T20">"3"</text:span></text:p>
      <text:p text:style-name="P39"><text:span text:style-name="T18"><text:s text:c="3"/></text:span><text:span text:style-name="T21"><text:s text:c="8"/>pointStyle=</text:span><text:span text:style-name="T20">"0"</text:span><text:span text:style-name="T21"> rightAngleStyle=</text:span><text:span text:style-name="T20">"1"</text:span><text:span text:style-name="T21">/&gt;</text:span></text:p>
      <text:p text:style-name="P39"><text:span text:style-name="T18">14:</text:span> <text:s text:c="7"/><text:span text:style-name="T21">&lt;bgColor r=</text:span><text:span text:style-name="T20">"255"</text:span><text:span text:style-name="T21"> g=</text:span><text:span text:style-name="T20">"255"</text:span><text:span text:style-name="T21"> b=</text:span><text:span text:style-name="T20">"255"</text:span><text:span text:style-name="T21">/&gt;</text:span></text:p>
      <text:p text:style-name="P39"><text:span text:style-name="T18">15:</text:span> <text:s text:c="7"/><text:span text:style-name="T21">&lt;axesColor r=</text:span><text:span text:style-name="T20">"0"</text:span><text:span text:style-name="T21"> g=</text:span><text:span text:style-name="T20">"0"</text:span><text:span text:style-name="T21"> b=</text:span><text:span text:style-name="T20">"0"</text:span><text:span text:style-name="T21">/&gt;</text:span></text:p>
      <text:p text:style-name="P39"><text:span text:style-name="T18">16:</text:span> <text:s text:c="7"/><text:span text:style-name="T21">&lt;gridColor r=</text:span><text:span text:style-name="T20">"192"</text:span><text:span text:style-name="T21"> g=</text:span><text:span text:style-name="T20">"192"</text:span><text:span text:style-name="T21"> b=</text:span><text:span text:style-name="T20">"192"</text:span><text:span text:style-name="T21">/&gt;</text:span></text:p>
      <text:p text:style-name="P39"><text:soft-page-break/><text:span text:style-name="T18">17:</text:span> <text:s text:c="7"/><text:span text:style-name="T21">&lt;lineStyle axes=</text:span><text:span text:style-name="T20">"1"</text:span><text:span text:style-name="T21"> grid=</text:span><text:span text:style-name="T20">"10"</text:span><text:span text:style-name="T21">/&gt;</text:span></text:p>
      <text:p text:style-name="P39"><text:span text:style-name="T18">18:</text:span> <text:s text:c="7"/><text:span text:style-name="T21">&lt;axis id=</text:span><text:span text:style-name="T20">"0"</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19:</text:span> <text:s text:c="7"/><text:span text:style-name="T21">&lt;axis id=</text:span><text:span text:style-name="T20">"1"</text:span><text:span text:style-name="T21"> show=</text:span><text:span text:style-name="T20">"true"</text:span><text:span text:style-name="T21"> label=</text:span><text:span text:style-name="T20">""</text:span><text:span text:style-name="T21"> unitLabel=</text:span><text:span text:style-name="T20">""</text:span><text:span text:style-name="T21"> tickStyle=</text:span><text:span text:style-name="T20">"1"</text:span><text:span text:style-name="T21"> </text:span></text:p>
      <text:p text:style-name="P39"><text:span text:style-name="T18"><text:s text:c="3"/></text:span><text:span text:style-name="T21"><text:s text:c="8"/>showNumbers=</text:span><text:span text:style-name="T20">"true"</text:span><text:span text:style-name="T21">/&gt;</text:span></text:p>
      <text:p text:style-name="P39"><text:span text:style-name="T18">20:</text:span> <text:s text:c="7"/><text:span text:style-name="T21">&lt;grid distX=</text:span><text:span text:style-name="T20">"0.5"</text:span><text:span text:style-name="T21"> distY=</text:span><text:span text:style-name="T20">"0.5"</text:span><text:span text:style-name="T21">/&gt;</text:span></text:p>
      <text:p text:style-name="P39"><text:span text:style-name="T18">21:</text:span> <text:s text:c="3"/><text:span text:style-name="T21">&lt;/euclidianView&gt;</text:span></text:p>
      <text:p text:style-name="P39"><text:span text:style-name="T18">22:</text:span> <text:s text:c="3"/><text:span text:style-name="T21">&lt;kernel&gt;</text:span></text:p>
      <text:p text:style-name="P39"><text:span text:style-name="T18">23:</text:span> <text:s text:c="7"/><text:span text:style-name="T21">&lt;continuous val=</text:span><text:span text:style-name="T20">"true"</text:span><text:span text:style-name="T21">/&gt;</text:span></text:p>
      <text:p text:style-name="P39"><text:span text:style-name="T18">24:</text:span> <text:s text:c="7"/><text:span text:style-name="T21">&lt;decimals val=</text:span><text:span text:style-name="T20">"2"</text:span><text:span text:style-name="T21">/&gt;</text:span></text:p>
      <text:p text:style-name="P39"><text:span text:style-name="T18">25:</text:span> <text:s text:c="7"/><text:span text:style-name="T21">&lt;angleUnit val=</text:span><text:span text:style-name="T20">"degree"</text:span><text:span text:style-name="T21">/&gt;</text:span></text:p>
      <text:p text:style-name="P39"><text:span text:style-name="T18">26:</text:span> <text:s text:c="7"/><text:span text:style-name="T21">&lt;coordStyle val=</text:span><text:span text:style-name="T20">"0"</text:span><text:span text:style-name="T21">/&gt;</text:span></text:p>
      <text:p text:style-name="P39"><text:span text:style-name="T18">27:</text:span> <text:s text:c="3"/><text:span text:style-name="T21">&lt;/kernel&gt;</text:span></text:p>
      <text:p text:style-name="P39"><text:span text:style-name="T18">28:</text:span> <text:s text:c="3"/><text:span text:style-name="T21">&lt;construction title=</text:span><text:span text:style-name="T20">""</text:span><text:span text:style-name="T21"> author=</text:span><text:span text:style-name="T20">""</text:span><text:span text:style-name="T21"> date=</text:span><text:span text:style-name="T20">""</text:span><text:span text:style-name="T21">&gt;</text:span></text:p>
      <text:p text:style-name="P39"><text:span text:style-name="T18">29:</text:span> <text:s text:c="3"/><text:span text:style-name="T21">&lt;expression label =</text:span><text:span text:style-name="T20">"f"</text:span><text:span text:style-name="T21"> exp=</text:span><text:span text:style-name="T20">"f(x) = 2 sin(x)"</text:span><text:span text:style-name="T21">/&gt;</text:span></text:p>
      <text:p text:style-name="P39"><text:span text:style-name="T18">30:</text:span> <text:s text:c="3"/><text:span text:style-name="T21">&lt;element type=</text:span><text:span text:style-name="T20">"function"</text:span><text:span text:style-name="T21"> label=</text:span><text:span text:style-name="T20">"f"</text:span><text:span text:style-name="T21">&gt;</text:span></text:p>
      <text:p text:style-name="P39"><text:span text:style-name="T18">31:</text:span> <text:s text:c="7"/><text:span text:style-name="T21">&lt;show object=</text:span><text:span text:style-name="T20">"true"</text:span><text:span text:style-name="T21"> label=</text:span><text:span text:style-name="T20">"true"</text:span><text:span text:style-name="T21">/&gt;</text:span></text:p>
      <text:p text:style-name="P39"><text:span text:style-name="T18">32:</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33:</text:span> <text:s text:c="7"/><text:span text:style-name="T21">&lt;labelMode val=</text:span><text:span text:style-name="T20">"0"</text:span><text:span text:style-name="T21">/&gt;</text:span></text:p>
      <text:p text:style-name="P39"><text:span text:style-name="T18">34:</text:span> <text:s text:c="7"/><text:span text:style-name="T21">&lt;animation step=</text:span><text:span text:style-name="T20">"0.1"</text:span><text:span text:style-name="T21">/&gt;</text:span></text:p>
      <text:p text:style-name="P39"><text:span text:style-name="T18">35:</text:span> <text:s text:c="7"/><text:span text:style-name="T21">&lt;fixed val=</text:span><text:span text:style-name="T20">"false"</text:span><text:span text:style-name="T21">/&gt;</text:span></text:p>
      <text:p text:style-name="P39"><text:span text:style-name="T18">36:</text:span> <text:s text:c="7"/><text:span text:style-name="T21">&lt;breakpoint val=</text:span><text:span text:style-name="T20">"false"</text:span><text:span text:style-name="T21">/&gt;</text:span></text:p>
      <text:p text:style-name="P39"><text:span text:style-name="T18">37:</text:span> <text:s text:c="7"/><text:span text:style-name="T21">&lt;lineStyle thickness=</text:span><text:span text:style-name="T20">"2"</text:span><text:span text:style-name="T21"> type=</text:span><text:span text:style-name="T20">"0"</text:span><text:span text:style-name="T21">/&gt;</text:span></text:p>
      <text:p text:style-name="P39"><text:span text:style-name="T18">38:</text:span> <text:s text:c="3"/><text:span text:style-name="T21">&lt;/element&gt;</text:span></text:p>
      <text:p text:style-name="P39"><text:span text:style-name="T18">39:</text:span> <text:s text:c="3"/><text:span text:style-name="T21">&lt;element type=</text:span><text:span text:style-name="T20">"numeric"</text:span><text:span text:style-name="T21"> label=</text:span><text:span text:style-name="T20">"a"</text:span><text:span text:style-name="T21">&gt;</text:span></text:p>
      <text:p text:style-name="P39"><text:span text:style-name="T18">40:</text:span> <text:s text:c="7"/><text:span text:style-name="T21">&lt;value val=</text:span><text:span text:style-name="T20">"2.0"</text:span><text:span text:style-name="T21">/&gt;</text:span></text:p>
      <text:p text:style-name="P39"><text:span text:style-name="T18">41:</text:span> <text:s text:c="7"/><text:span text:style-name="T21">&lt;show object=</text:span><text:span text:style-name="T20">"false"</text:span><text:span text:style-name="T21"> label=</text:span><text:span text:style-name="T20">"true"</text:span><text:span text:style-name="T21">/&gt;</text:span></text:p>
      <text:p text:style-name="P39"><text:span text:style-name="T18">42:</text:span> <text:s text:c="7"/><text:span text:style-name="T21">&lt;objColor r=</text:span><text:span text:style-name="T20">"0"</text:span><text:span text:style-name="T21"> g=</text:span><text:span text:style-name="T20">"0"</text:span><text:span text:style-name="T21"> b=</text:span><text:span text:style-name="T20">"0"</text:span><text:span text:style-name="T21"> alpha=</text:span><text:span text:style-name="T20">"0.1"</text:span><text:span text:style-name="T21">/&gt;</text:span></text:p>
      <text:p text:style-name="P39"><text:span text:style-name="T18">43:</text:span> <text:s text:c="7"/><text:span text:style-name="T21">&lt;labelMode val=</text:span><text:span text:style-name="T20">"1"</text:span><text:span text:style-name="T21">/&gt;</text:span></text:p>
      <text:p text:style-name="P39"><text:span text:style-name="T18">44:</text:span> <text:s text:c="7"/><text:span text:style-name="T21">&lt;animation step=</text:span><text:span text:style-name="T20">"0.1"</text:span><text:span text:style-name="T21">/&gt;</text:span></text:p>
      <text:p text:style-name="P39"><text:span text:style-name="T18">45:</text:span> <text:s text:c="7"/><text:span text:style-name="T21">&lt;fixed val=</text:span><text:span text:style-name="T20">"false"</text:span><text:span text:style-name="T21">/&gt;</text:span></text:p>
      <text:p text:style-name="P39"><text:span text:style-name="T18">46:</text:span> <text:s text:c="7"/><text:span text:style-name="T21">&lt;breakpoint val=</text:span><text:span text:style-name="T20">"false"</text:span><text:span text:style-name="T21">/&gt;</text:span></text:p>
      <text:p text:style-name="P39"><text:span text:style-name="T18">47:</text:span> <text:s text:c="3"/><text:span text:style-name="T21">&lt;/element&gt;</text:span></text:p>
      <text:p text:style-name="P39"><text:span text:style-name="T18">48:</text:span> <text:s text:c="3"/><text:span text:style-name="T21">&lt;element type=</text:span><text:span text:style-name="T20">"point"</text:span><text:span text:style-name="T21"> label=</text:span><text:span text:style-name="T20">"A"</text:span><text:span text:style-name="T21">&gt;</text:span></text:p>
      <text:p text:style-name="P39"><text:span text:style-name="T18">49:</text:span> <text:s text:c="7"/><text:span text:style-name="T21">&lt;show object=</text:span><text:span text:style-name="T20">"true"</text:span><text:span text:style-name="T21"> label=</text:span><text:span text:style-name="T20">"true"</text:span><text:span text:style-name="T21">/&gt;</text:span></text:p>
      <text:p text:style-name="P39"><text:span text:style-name="T18">50:</text:span> <text:s text:c="7"/><text:span text:style-name="T21">&lt;objColor r=</text:span><text:span text:style-name="T20">"0"</text:span><text:span text:style-name="T21"> g=</text:span><text:span text:style-name="T20">"0"</text:span><text:span text:style-name="T21"> b=</text:span><text:span text:style-name="T20">"255"</text:span><text:span text:style-name="T21"> alpha=</text:span><text:span text:style-name="T20">"0.0"</text:span><text:span text:style-name="T21">/&gt;</text:span></text:p>
      <text:p text:style-name="P39"><text:span text:style-name="T18">51:</text:span> <text:s text:c="7"/><text:span text:style-name="T21">&lt;labelMode val=</text:span><text:span text:style-name="T20">"0"</text:span><text:span text:style-name="T21">/&gt;</text:span></text:p>
      <text:p text:style-name="P39"><text:span text:style-name="T18">52:</text:span> <text:s text:c="7"/><text:span text:style-name="T21">&lt;animation step=</text:span><text:span text:style-name="T20">"0.1"</text:span><text:span text:style-name="T21">/&gt;</text:span></text:p>
      <text:p text:style-name="P39"><text:span text:style-name="T18">53:</text:span> <text:s text:c="7"/><text:span text:style-name="T21">&lt;fixed val=</text:span><text:span text:style-name="T20">"false"</text:span><text:span text:style-name="T21">/&gt;</text:span></text:p>
      <text:p text:style-name="P39"><text:span text:style-name="T18">54:</text:span> <text:s text:c="7"/><text:span text:style-name="T21">&lt;breakpoint val=</text:span><text:span text:style-name="T20">"false"</text:span><text:span text:style-name="T21">/&gt;</text:span></text:p>
      <text:p text:style-name="P39"><text:span text:style-name="T18">55:</text:span> <text:s text:c="7"/><text:span text:style-name="T21">&lt;coords x=</text:span><text:span text:style-name="T20">"2.0"</text:span><text:span text:style-name="T21"> y=</text:span><text:span text:style-name="T20">"0.0"</text:span><text:span text:style-name="T21"> z=</text:span><text:span text:style-name="T20">"1.0"</text:span><text:span text:style-name="T21">/&gt;</text:span></text:p>
      <text:p text:style-name="P39"><text:span text:style-name="T18">56:</text:span> <text:s text:c="7"/><text:span text:style-name="T21">&lt;coordStyle style=</text:span><text:span text:style-name="T20">"cartesian"</text:span><text:span text:style-name="T21">/&gt;</text:span></text:p>
      <text:p text:style-name="P39"><text:span text:style-name="T18">57:</text:span> <text:s text:c="7"/><text:span text:style-name="T21">&lt;pointSize val=</text:span><text:span text:style-name="T20">"3"</text:span><text:span text:style-name="T21">/&gt;</text:span></text:p>
      <text:p text:style-name="P39"><text:span text:style-name="T18">58:</text:span> <text:s text:c="3"/><text:span text:style-name="T21">&lt;/element&gt;</text:span></text:p>
      <text:p text:style-name="P39"><text:span text:style-name="T18">59:</text:span> <text:s text:c="3"/><text:span text:style-name="T21">&lt;command name=</text:span><text:span text:style-name="T20">"Tangent"</text:span><text:span text:style-name="T21">&gt;</text:span></text:p>
      <text:p text:style-name="P39"><text:span text:style-name="T18">60:</text:span> <text:s text:c="7"/><text:span text:style-name="T21">&lt;input a0=</text:span><text:span text:style-name="T20">"a"</text:span><text:span text:style-name="T21"> a1=</text:span><text:span text:style-name="T20">"f"</text:span><text:span text:style-name="T21">/&gt;</text:span></text:p>
      <text:p text:style-name="P39"><text:span text:style-name="T18">61:</text:span> <text:s text:c="7"/><text:span text:style-name="T21">&lt;output a0=</text:span><text:span text:style-name="T20">"t"</text:span><text:span text:style-name="T21">/&gt;</text:span></text:p>
      <text:p text:style-name="P39"><text:span text:style-name="T18">62:</text:span> <text:s text:c="3"/><text:span text:style-name="T21">&lt;/command&gt;</text:span></text:p>
      <text:p text:style-name="P39"><text:span text:style-name="T18">63:</text:span> <text:s text:c="3"/><text:span text:style-name="T21">&lt;element type=</text:span><text:span text:style-name="T20">"line"</text:span><text:span text:style-name="T21"> label=</text:span><text:span text:style-name="T20">"t"</text:span><text:span text:style-name="T21">&gt;</text:span></text:p>
      <text:p text:style-name="P39"><text:span text:style-name="T18">64:</text:span> <text:s text:c="7"/><text:span text:style-name="T21">&lt;show object=</text:span><text:span text:style-name="T20">"true"</text:span><text:span text:style-name="T21"> label=</text:span><text:span text:style-name="T20">"true"</text:span><text:span text:style-name="T21">/&gt;</text:span></text:p>
      <text:p text:style-name="P39"><text:span text:style-name="T18">65:</text:span> <text:s text:c="7"/><text:span text:style-name="T21">&lt;objColor r=</text:span><text:span text:style-name="T20">"255"</text:span><text:span text:style-name="T21"> g=</text:span><text:span text:style-name="T20">"0"</text:span><text:span text:style-name="T21"> b=</text:span><text:span text:style-name="T20">"0"</text:span><text:span text:style-name="T21"> alpha=</text:span><text:span text:style-name="T20">"0.0"</text:span><text:span text:style-name="T21">/&gt;</text:span></text:p>
      <text:p text:style-name="P39"><text:soft-page-break/><text:span text:style-name="T18">66:</text:span> <text:s text:c="7"/><text:span text:style-name="T21">&lt;labelMode val=</text:span><text:span text:style-name="T20">"0"</text:span><text:span text:style-name="T21">/&gt;</text:span></text:p>
      <text:p text:style-name="P39"><text:span text:style-name="T18">67:</text:span> <text:s text:c="7"/><text:span text:style-name="T21">&lt;breakpoint val=</text:span><text:span text:style-name="T20">"false"</text:span><text:span text:style-name="T21">/&gt;</text:span></text:p>
      <text:p text:style-name="P39"><text:span text:style-name="T18">68:</text:span> <text:s text:c="7"/><text:span text:style-name="T21">&lt;coords x=</text:span><text:span text:style-name="T20">"0.8322936730942848"</text:span><text:span text:style-name="T21"> y=</text:span><text:span text:style-name="T20">"1.0"</text:span><text:span text:style-name="T21"> z=</text:span><text:span text:style-name="T20">"-3.4831821998399333"</text:span><text:span text:style-name="T21">/&gt;</text:span></text:p>
      <text:p text:style-name="P39"><text:span text:style-name="T18">69:</text:span> <text:s text:c="7"/><text:span text:style-name="T21">&lt;lineStyle thickness=</text:span><text:span text:style-name="T20">"2"</text:span><text:span text:style-name="T21"> type=</text:span><text:span text:style-name="T20">"0"</text:span><text:span text:style-name="T21">/&gt;</text:span></text:p>
      <text:p text:style-name="P39"><text:span text:style-name="T18">70:</text:span> <text:s text:c="7"/><text:span text:style-name="T21">&lt;eqnStyle style=</text:span><text:span text:style-name="T20">"explicit"</text:span><text:span text:style-name="T21">/&gt;</text:span></text:p>
      <text:p text:style-name="P39"><text:span text:style-name="T18">71:</text:span> <text:s text:c="3"/><text:span text:style-name="T21">&lt;/element&gt;</text:span></text:p>
      <text:p text:style-name="P39"><text:span text:style-name="T18">72:</text:span> <text:s text:c="3"/><text:span text:style-name="T21">&lt;/construction&gt;</text:span></text:p>
      <text:p text:style-name="P39"><text:span text:style-name="T18">73:</text:span> <text:s text:c="3"/><text:span text:style-name="T21">&lt;/geogebra&gt;</text:span></text:p>
      <text:p text:style-name="P40">74:</text:p>
      <text:p text:style-name="P39"><text:span text:style-name="T18">75:</text:span><text:span text:style-name="T28">%/geogebra_xml</text:span></text:p>
      <text:p text:style-name="P40">76:</text:p>
      <text:p text:style-name="P39"><text:span text:style-name="T18">77:</text:span> <text:s text:c="3"/><text:span text:style-name="T21">%output,preserve="false"</text:span></text:p>
      <text:p text:style-name="P39"><text:span text:style-name="T18">78:</text:span><text:span text:style-name="T21"> <text:s text:c="5"/>GeoGebra updated.</text:span></text:p>
      <text:p text:style-name="P39"><text:span text:style-name="T18">79:</text:span><text:span text:style-name="T21"> <text:s text:c="3"/>%/output</text:span></text:p>
      <text:p text:style-name="P40"/>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12"><draw:text-box fo:min-height="3.3264in"><text:p text:style-name="Illustration"><draw:frame draw:style-name="fr5" draw:name="graphics1" text:anchor-type="paragraph" svg:x="0in" svg:y="0in" svg:width="5.0256in" style:rel-width="100%" svg:height="3.3264in" style:rel-height="scale" draw:z-index="13"><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text:span text:style-name="T6">markup language</text:span> which allows formatting information (such as font size, color, and italics) to be added to plain text. <text:s/><text:soft-page-break/>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3"><draw:object xlink:href="./Object 13" xlink:type="simple" xlink:show="embed" xlink:actuate="onLoad"/><draw:image xlink:href="./ObjectReplacements/Object 13" xlink:type="simple" xlink:show="embed" xlink:actuate="onLoad"/></draw:frame>, send it 2^{3}:</text:p>
      <text:p text:style-name="Preformatted_20_Text"/>
      <text:p text:style-name="P37"><text:span text:style-name="T18"><text:s/>1:</text:span><text:span text:style-name="T28">%hoteqn</text:span></text:p>
      <text:p text:style-name="P38"><text:s/>2:</text:p>
      <text:p text:style-name="P37"><text:span text:style-name="T18"><text:s/>3:</text:span><text:span text:style-name="T21"> <text:s text:c="3"/>2</text:span><text:span text:style-name="T19">^{</text:span><text:span text:style-name="T24">3</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50"><text:span text:style-name="T22"><text:s/></text:span><text:span text:style-name="T18">9:</text:span><text:span text:style-name="T23"> <text:s text:c="3"/>%/output</text:span></text:p>
      <text:p text:style-name="P51">and it will display:</text:p>
      <text:p text:style-name="P13"><draw:frame draw:style-name="fr6" draw:name="graphics3" text:anchor-type="paragraph" svg:x="3.0626in" svg:y="0.05in" svg:width="0.4201in" svg:height="0.45in" draw:z-index="14"><draw:image xlink:href="Pictures/2000000100000B58000004207203080A.svm" xlink:type="simple" xlink:show="embed" xlink:actuate="onLoad"/></draw:frame></text:p>
      <text:p text:style-name="P13">To have HotEqn show<draw:frame draw:style-name="fr11" draw:name="Object14" text:anchor-type="as-char" svg:width="1.2626in" svg:height="0.3925in" draw:z-index="20"><draw:object xlink:href="./Object 14" xlink:type="simple" xlink:show="embed" xlink:actuate="onLoad"/><draw:image xlink:href="./ObjectReplacements/Object 14" xlink:type="simple" xlink:show="embed" xlink:actuate="onLoad"/></draw:frame>, send it the following code:</text:p>
      <text:p text:style-name="P38"/>
      <text:p text:style-name="P37"><text:span text:style-name="T18"><text:s/>1:</text:span><text:span text:style-name="T28">%hoteqn</text:span></text:p>
      <text:p text:style-name="P38"><text:s/>2:</text:p>
      <text:p text:style-name="P37"><text:span text:style-name="T18"><text:s/>3:</text:span><text:span text:style-name="T21"> <text:s text:c="3"/>2 x </text:span><text:span text:style-name="T19">^{</text:span><text:span text:style-name="T21">3</text:span><text:span text:style-name="T19">}</text:span><text:span text:style-name="T21"> </text:span><text:span text:style-name="T19">+</text:span><text:span text:style-name="T21"> 14 x </text:span><text:span text:style-name="T19">^{</text:span><text:span text:style-name="T21">2</text:span><text:span text:style-name="T19">}</text:span><text:span text:style-name="T21"> </text:span><text:span text:style-name="T19">+</text:span><text:span text:style-name="T21"> </text:span><text:span text:style-name="T16">\frac</text:span><text:span text:style-name="T19">{</text:span><text:span text:style-name="T21">24 x</text:span><text:span text:style-name="T19">}{</text:span><text:span text:style-name="T21">7</text:span><text:span text:style-name="T19">}</text:span></text:p>
      <text:p text:style-name="P38"><text:s/>4:</text:p>
      <text:p text:style-name="P37"><text:span text:style-name="T18"><text:s/>5:</text:span><text:span text:style-name="T28">%/hoteqn</text:span></text:p>
      <text:p text:style-name="P38"><text:s/>6:</text:p>
      <text:p text:style-name="P37"><text:span text:style-name="T18"><text:s/>7:</text:span> <text:s text:c="3"/><text:span text:style-name="T21">%output,preserve="false"</text:span></text:p>
      <text:p text:style-name="P37"><text:span text:style-name="T18"><text:s/>8:</text:span><text:span text:style-name="T21"> <text:s text:c="5"/>HotEqn updated.</text:span></text:p>
      <text:p text:style-name="P47"><text:span text:style-name="T18"><text:s/>9:</text:span><text:span text:style-name="T21"> <text:s text:c="3"/>%/output</text:span></text:p>
      <text:p text:style-name="P13">and it will display:</text:p>
      <text:p text:style-name="P13"><draw:frame draw:style-name="fr7" draw:name="graphics4" text:anchor-type="paragraph" svg:width="1.4583in" svg:height="0.5098in" draw:z-index="15"><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piper</text:h>
      <text:p text:style-name="P13">%piper folds were introduced in a previous section and later sections discuss how to start programming in Piper. <text:s/>This section shows how properties can be used to tell %piper folds to generate output that can be sent to plugins. </text:p>
      <text:h text:style-name="Heading_20_4" text:outline-level="4">Plotting Piper Functions With GeoGebra</text:h>
      <text:p text:style-name="P13">When working with a computer algebra system, a user often needs to plot a function in order to understand it better. <text:s/>GeoGebra can plot functions and a %piper fold can be configured to generate an executable %geogebra fold by setting its <text:span text:style-name="T6">output</text:span> property to <text:span text:style-name="T6">geogebra</text:span>:</text:p>
      <text:p text:style-name="P38"/>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41"><text:span text:style-name="T18"><text:s/>6:</text:span><text:span text:style-name="T28">%/piper</text:span></text:p>
      <text:p text:style-name="Preformatted_20_Text"/>
      <text:p text:style-name="P13">Executing this fold will produce the following output:</text:p>
      <text:p text:style-name="P37"><text:span text:style-name="T18"><text:s/>1:</text:span><text:span text:style-name="T28">%piper,output="geogebra"</text:span></text:p>
      <text:p text:style-name="P38"><text:s/>2:</text:p>
      <text:p text:style-name="P37"><text:span text:style-name="T18"><text:s/>3:</text:span> <text:s text:c="3"/>a <text:span text:style-name="T5">:=</text:span> x<text:span text:style-name="T5">^</text:span><text:span text:style-name="T8">2</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8">%geogebra</text:span></text:p>
      <text:p text:style-name="P37"><text:span text:style-name="T18"><text:s/>9:</text:span> <text:s text:c="5"/>x<text:span text:style-name="T5">^</text:span><text:span text:style-name="T8">2</text:span></text:p>
      <text:p text:style-name="P41"><text:span text:style-name="T18">10:</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6"><draw:text-box fo:min-height="2.5134in"><text:p text:style-name="Illustration"><draw:frame draw:style-name="fr8" draw:name="graphics5" text:anchor-type="paragraph" svg:x="0.0016in" svg:y="0.0008in" svg:width="3.7992in" style:rel-width="100%" svg:height="2.5134in" style:rel-height="scale" draw:z-index="17"><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soft-page-break/></text:p>
      <text:h text:style-name="Heading_20_4" text:outline-level="4">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text:span text:style-name="T6">latex</text:span>. <text:s/>When the fold is executed, it will generate an executable <text:span text:style-name="T6">%hoteqn</text:span> fold that contains a Piper expression which has been converted into a LaTeX expression. <text:s/>The %hoteqn fold can then be executed to view the expression in traditional form:</text:p>
      <text:p text:style-name="P38"/>
      <text:p text:style-name="P37"><text:span text:style-name="T18"><text:s/>1:</text:span><text:span text:style-name="T28">%piper,output="latex"</text:span></text:p>
      <text:p text:style-name="P38"><text:s/>2:</text:p>
      <text:p text:style-name="P37"><text:span text:style-name="T18"><text:s/>3:</text:span> <text:s text:c="3"/>a <text:span text:style-name="T5">:=</text:span> <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p>
      <text:p text:style-name="P37"><text:span text:style-name="T18"><text:s/>4:</text:span> <text:s text:c="3"/><text:span text:style-name="T19">Write</text:span><text:span text:style-name="T5">(</text:span>a<text:span text:style-name="T5">)</text:span>;</text:p>
      <text:p text:style-name="P38"><text:s/>5:</text:p>
      <text:p text:style-name="P37"><text:span text:style-name="T18"><text:s/>6:</text:span><text:span text:style-name="T28">%/piper</text:span></text:p>
      <text:p text:style-name="P38"><text:s/>7:</text:p>
      <text:p text:style-name="P37"><text:span text:style-name="T18"><text:s/>8:</text:span> <text:s text:c="3"/><text:span text:style-name="T28">%hoteqn</text:span></text:p>
      <text:p text:style-name="P37"><text:span text:style-name="T18"><text:s/>9:</text:span><text:span text:style-name="T21"> <text:s text:c="5"/></text:span><text:span text:style-name="T16">\frac</text:span><text:span text:style-name="T19">{</text:span><text:span text:style-name="T21">2 x </text:span><text:span text:style-name="T16">\left</text:span><text:span text:style-name="T19">(</text:span><text:span text:style-name="T21"> x </text:span><text:span text:style-name="T19">+</text:span><text:span text:style-name="T21"> 3</text:span><text:span text:style-name="T16">\right</text:span><text:span text:style-name="T19">)</text:span><text:span text:style-name="T21"> <text:s/></text:span><text:span text:style-name="T16">\left</text:span><text:span text:style-name="T19">(</text:span><text:span text:style-name="T21"> x </text:span><text:span text:style-name="T19">+</text:span><text:span text:style-name="T21"> 4</text:span><text:span text:style-name="T16">\right</text:span><text:span text:style-name="T19">)</text:span><text:span text:style-name="T21"> </text:span><text:span text:style-name="T19">}{</text:span><text:span text:style-name="T21">9</text:span><text:span text:style-name="T19">}</text:span></text:p>
      <text:p text:style-name="P37"><text:span text:style-name="T18"><text:s/>1:</text:span><text:span text:style-name="T21"> <text:s text:c="3"/></text:span><text:span text:style-name="T28">%/hoteqn</text:span></text:p>
      <text:p text:style-name="P38"><text:s/>2:</text:p>
      <text:p text:style-name="P37"><text:span text:style-name="T18"><text:s/>3:</text:span> <text:s text:c="7"/><text:span text:style-name="T21">%output,preserve="false"</text:span></text:p>
      <text:p text:style-name="P37"><text:span text:style-name="T18"><text:s/>4:</text:span><text:span text:style-name="T21"> <text:s text:c="9"/>HotEqn updated.</text:span></text:p>
      <text:p text:style-name="P37"><text:span text:style-name="T18"><text:s/>5:</text:span><text:span text:style-name="T21"> <text:s text:c="7"/>%/output</text:span></text:p>
      <text:p text:style-name="P47"/>
      <text:p text:style-name="P41"><draw:frame draw:style-name="fr9" draw:name="graphics6" text:anchor-type="paragraph" svg:width="1.3752in" svg:height="0.5835in" draw:z-index="18"><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text:soft-page-break/>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8"/>
      <text:p text:style-name="P37"><text:span text:style-name="T18"><text:s/>1:</text:span><text:span text:style-name="T28">%html,x_size="700",y_size="440"</text:span></text:p>
      <text:p text:style-name="P38"><text:s/>2:</text:p>
      <text:p text:style-name="P37"><text:span text:style-name="T18"><text:s/>3:</text:span> <text:s text:c="3"/><text:span text:style-name="T21">&lt;html&gt;</text:span></text:p>
      <text:p text:style-name="P37"><text:span text:style-name="T18"><text:s/>4:</text:span> <text:s text:c="7"/><text:span text:style-name="T21">&lt;h1 align</text:span><text:span text:style-name="T5">=</text:span><text:span text:style-name="T20">"center"</text:span><text:span text:style-name="T21">&gt;</text:span>HTML Color Values<text:span text:style-name="T21">&lt;/h1&gt;</text:span></text:p>
      <text:p text:style-name="P37"><text:span text:style-name="T18"><text:s/>5:</text:span> <text:s text:c="7"/><text:span text:style-name="T21">&lt;table border</text:span><text:span text:style-name="T5">=</text:span><text:span text:style-name="T20">"0"</text:span><text:span text:style-name="T21"> cellpadding</text:span><text:span text:style-name="T5">=</text:span><text:span text:style-name="T20">"10"</text:span><text:span text:style-name="T21"> cellspacing</text:span><text:span text:style-name="T5">=</text:span><text:span text:style-name="T20">"1"</text:span><text:span text:style-name="T21"> width</text:span><text:span text:style-name="T5">=</text:span><text:span text:style-name="T20">"600"</text:span><text:span text:style-name="T21">&gt;</text:span></text:p>
      <text:p text:style-name="P37"><text:span text:style-name="T18"><text:s/>6:</text:span> <text:s text:c="11"/><text:span text:style-name="T21">&lt;tr&gt;</text:span></text:p>
      <text:p text:style-name="P37"><text:span text:style-name="T18"><text:s/>7:</text:span> <text:s text:c="15"/><text:span text:style-name="T21">&lt;th bgcolor</text:span><text:span text:style-name="T5">=</text:span><text:span text:style-name="T20">"white"</text:span><text:span text:style-name="T21"> colspan</text:span><text:span text:style-name="T5">=</text:span><text:span text:style-name="T20">"2"</text:span><text:span text:style-name="T21">&gt;&lt;/th&gt;</text:span></text:p>
      <text:p text:style-name="P37"><text:span text:style-name="T18"><text:s/>8:</text:span> <text:s text:c="15"/><text:span text:style-name="T21">&lt;th colspan</text:span><text:span text:style-name="T5">=</text:span><text:span text:style-name="T20">"6"</text:span><text:span text:style-name="T21">&gt;</text:span>where blue=cc<text:span text:style-name="T21">&lt;/th&gt;</text:span></text:p>
      <text:p text:style-name="P37"><text:span text:style-name="T18"><text:s/>9:</text:span> <text:s text:c="11"/><text:span text:style-name="T21">&lt;/tr&gt;</text:span></text:p>
      <text:p text:style-name="P37"><text:span text:style-name="T18">10:</text:span> <text:s text:c="11"/><text:span text:style-name="T21">&lt;tr&gt;</text:span></text:p>
      <text:p text:style-name="P37"><text:span text:style-name="T18">11:</text:span> <text:s text:c="15"/><text:span text:style-name="T21">&lt;th rowspan</text:span><text:span text:style-name="T5">=</text:span><text:span text:style-name="T20">"6"</text:span><text:span text:style-name="T21">&gt;</text:span>where<text:span text:style-name="T31">&amp;nbsp;</text:span>red=<text:span text:style-name="T21">&lt;/th&gt;</text:span></text:p>
      <text:p text:style-name="P37"><text:span text:style-name="T18">12:</text:span> <text:s text:c="15"/><text:span text:style-name="T21">&lt;th&gt;</text:span>ff<text:span text:style-name="T21">&lt;/th&gt;</text:span></text:p>
      <text:p text:style-name="P37"><text:span text:style-name="T18">13:</text:span> <text:s text:c="15"/><text:span text:style-name="T21">&lt;th bgcolor</text:span><text:span text:style-name="T5">=</text:span><text:span text:style-name="T20">"#ff00cc"</text:span><text:span text:style-name="T21">&gt;</text:span>ff00cc<text:span text:style-name="T21">&lt;/th&gt;</text:span></text:p>
      <text:p text:style-name="P37"><text:span text:style-name="T18">14:</text:span> <text:s text:c="15"/><text:span text:style-name="T21">&lt;th bgcolor</text:span><text:span text:style-name="T5">=</text:span><text:span text:style-name="T20">"#ff33cc"</text:span><text:span text:style-name="T21">&gt;</text:span>ff33cc<text:span text:style-name="T21">&lt;/th&gt;</text:span></text:p>
      <text:p text:style-name="P37"><text:span text:style-name="T18">15:</text:span> <text:s text:c="15"/><text:span text:style-name="T21">&lt;th bgcolor</text:span><text:span text:style-name="T5">=</text:span><text:span text:style-name="T20">"#ff66cc"</text:span><text:span text:style-name="T21">&gt;</text:span>ff66cc<text:span text:style-name="T21">&lt;/th&gt;</text:span></text:p>
      <text:p text:style-name="P37"><text:span text:style-name="T18">16:</text:span> <text:s text:c="15"/><text:span text:style-name="T21">&lt;th bgcolor</text:span><text:span text:style-name="T5">=</text:span><text:span text:style-name="T20">"#ff99cc"</text:span><text:span text:style-name="T21">&gt;</text:span>ff99cc<text:span text:style-name="T21">&lt;/th&gt;</text:span></text:p>
      <text:p text:style-name="P37"><text:span text:style-name="T18">17:</text:span> <text:s text:c="15"/><text:span text:style-name="T21">&lt;th bgcolor</text:span><text:span text:style-name="T5">=</text:span><text:span text:style-name="T20">"#ffcccc"</text:span><text:span text:style-name="T21">&gt;</text:span>ffcccc<text:span text:style-name="T21">&lt;/th&gt;</text:span></text:p>
      <text:p text:style-name="P37"><text:span text:style-name="T18">18:</text:span> <text:s text:c="15"/><text:span text:style-name="T21">&lt;th bgcolor</text:span><text:span text:style-name="T5">=</text:span><text:span text:style-name="T20">"#ffffcc"</text:span><text:span text:style-name="T21">&gt;</text:span>ffffcc<text:span text:style-name="T21">&lt;/th&gt;</text:span></text:p>
      <text:p text:style-name="P37"><text:span text:style-name="T18">19:</text:span> <text:s text:c="11"/><text:span text:style-name="T21">&lt;/tr&gt;</text:span></text:p>
      <text:p text:style-name="P37"><text:span text:style-name="T18">20:</text:span> <text:s text:c="11"/><text:span text:style-name="T21">&lt;tr&gt;</text:span></text:p>
      <text:p text:style-name="P37"><text:span text:style-name="T18">21:</text:span> <text:s text:c="15"/><text:span text:style-name="T21">&lt;th&gt;</text:span>cc<text:span text:style-name="T21">&lt;/th&gt;</text:span></text:p>
      <text:p text:style-name="P37"><text:span text:style-name="T18">22:</text:span> <text:s text:c="15"/><text:span text:style-name="T21">&lt;th bgcolor</text:span><text:span text:style-name="T5">=</text:span><text:span text:style-name="T20">"#cc00cc"</text:span><text:span text:style-name="T21">&gt;</text:span>cc00cc<text:span text:style-name="T21">&lt;/th&gt;</text:span></text:p>
      <text:p text:style-name="P37"><text:span text:style-name="T18">23:</text:span> <text:s text:c="15"/><text:span text:style-name="T21">&lt;th bgcolor</text:span><text:span text:style-name="T5">=</text:span><text:span text:style-name="T20">"#cc33cc"</text:span><text:span text:style-name="T21">&gt;</text:span>cc33cc<text:span text:style-name="T21">&lt;/th&gt;</text:span></text:p>
      <text:p text:style-name="P37"><text:span text:style-name="T18">24:</text:span> <text:s text:c="15"/><text:span text:style-name="T21">&lt;th bgcolor</text:span><text:span text:style-name="T5">=</text:span><text:span text:style-name="T20">"#cc66cc"</text:span><text:span text:style-name="T21">&gt;</text:span>cc66cc<text:span text:style-name="T21">&lt;/th&gt;</text:span></text:p>
      <text:p text:style-name="P37"><text:span text:style-name="T18">25:</text:span> <text:s text:c="15"/><text:span text:style-name="T21">&lt;th bgcolor</text:span><text:span text:style-name="T5">=</text:span><text:span text:style-name="T20">"#cc99cc"</text:span><text:span text:style-name="T21">&gt;</text:span>cc99cc<text:span text:style-name="T21">&lt;/th&gt;</text:span></text:p>
      <text:p text:style-name="P37"><text:span text:style-name="T18">26:</text:span> <text:s text:c="15"/><text:span text:style-name="T21">&lt;th bgcolor</text:span><text:span text:style-name="T5">=</text:span><text:span text:style-name="T20">"#cccccc"</text:span><text:span text:style-name="T21">&gt;</text:span>cccccc<text:span text:style-name="T21">&lt;/th&gt;</text:span></text:p>
      <text:p text:style-name="P37"><text:span text:style-name="T18">27:</text:span> <text:s text:c="15"/><text:span text:style-name="T21">&lt;th bgcolor</text:span><text:span text:style-name="T5">=</text:span><text:span text:style-name="T20">"#ccffcc"</text:span><text:span text:style-name="T21">&gt;</text:span>ccffcc<text:span text:style-name="T21">&lt;/th&gt;</text:span></text:p>
      <text:p text:style-name="P37"><text:span text:style-name="T18">28:</text:span> <text:s text:c="11"/><text:span text:style-name="T21">&lt;/tr&gt;</text:span></text:p>
      <text:p text:style-name="P37"><text:span text:style-name="T18">29:</text:span> <text:s text:c="11"/><text:span text:style-name="T21">&lt;tr&gt;</text:span></text:p>
      <text:p text:style-name="P37"><text:span text:style-name="T18">30:</text:span> <text:s text:c="15"/><text:span text:style-name="T21">&lt;th&gt;</text:span>99<text:span text:style-name="T21">&lt;/th&gt;</text:span></text:p>
      <text:p text:style-name="P37"><text:span text:style-name="T18">31:</text:span> <text:s text:c="15"/><text:span text:style-name="T21">&lt;th bgcolor</text:span><text:span text:style-name="T5">=</text:span><text:span text:style-name="T20">"#9900cc"</text:span><text:span text:style-name="T21">&gt;</text:span></text:p>
      <text:p text:style-name="P37"><text:span text:style-name="T18">32:</text:span> <text:s text:c="19"/><text:span text:style-name="T21">&lt;font color</text:span><text:span text:style-name="T5">=</text:span><text:span text:style-name="T20">"#ffffff"</text:span><text:span text:style-name="T21">&gt;</text:span>9900cc<text:span text:style-name="T21">&lt;/font&gt;</text:span></text:p>
      <text:p text:style-name="P37"><text:span text:style-name="T18">33:</text:span> <text:s text:c="15"/><text:span text:style-name="T21">&lt;/th&gt;</text:span></text:p>
      <text:p text:style-name="P37"><text:span text:style-name="T18">34:</text:span> <text:s text:c="15"/><text:span text:style-name="T21">&lt;th bgcolor</text:span><text:span text:style-name="T5">=</text:span><text:span text:style-name="T20">"#9933cc"</text:span><text:span text:style-name="T21">&gt;</text:span>9933cc<text:span text:style-name="T21">&lt;/th&gt;</text:span></text:p>
      <text:p text:style-name="P37"><text:span text:style-name="T18">35:</text:span> <text:s text:c="15"/><text:span text:style-name="T21">&lt;th bgcolor</text:span><text:span text:style-name="T5">=</text:span><text:span text:style-name="T20">"#9966cc"</text:span><text:span text:style-name="T21">&gt;</text:span>9966cc<text:span text:style-name="T21">&lt;/th&gt;</text:span></text:p>
      <text:p text:style-name="P37"><text:span text:style-name="T18">36:</text:span> <text:s text:c="15"/><text:span text:style-name="T21">&lt;th bgcolor</text:span><text:span text:style-name="T5">=</text:span><text:span text:style-name="T20">"#9999cc"</text:span><text:span text:style-name="T21">&gt;</text:span>9999cc<text:span text:style-name="T21">&lt;/th&gt;</text:span></text:p>
      <text:p text:style-name="P37"><text:span text:style-name="T18">37:</text:span> <text:s text:c="15"/><text:span text:style-name="T21">&lt;th bgcolor</text:span><text:span text:style-name="T5">=</text:span><text:span text:style-name="T20">"#99cccc"</text:span><text:span text:style-name="T21">&gt;</text:span>99cccc<text:span text:style-name="T21">&lt;/th&gt;</text:span></text:p>
      <text:p text:style-name="P37"><text:span text:style-name="T18">38:</text:span> <text:s text:c="15"/><text:span text:style-name="T21">&lt;th bgcolor</text:span><text:span text:style-name="T5">=</text:span><text:span text:style-name="T20">"#99ffcc"</text:span><text:span text:style-name="T21">&gt;</text:span>99ffcc<text:span text:style-name="T21">&lt;/th&gt;</text:span></text:p>
      <text:p text:style-name="P37"><text:span text:style-name="T18">39:</text:span> <text:s text:c="11"/><text:span text:style-name="T21">&lt;/tr&gt;</text:span></text:p>
      <text:p text:style-name="P37"><text:soft-page-break/><text:span text:style-name="T18">40:</text:span> <text:s text:c="11"/><text:span text:style-name="T21">&lt;tr&gt;</text:span></text:p>
      <text:p text:style-name="P37"><text:span text:style-name="T18">41:</text:span> <text:s text:c="15"/><text:span text:style-name="T21">&lt;th&gt;</text:span>66<text:span text:style-name="T21">&lt;/th&gt;</text:span></text:p>
      <text:p text:style-name="P37"><text:span text:style-name="T18">42:</text:span> <text:s text:c="15"/><text:span text:style-name="T21">&lt;th bgcolor</text:span><text:span text:style-name="T5">=</text:span><text:span text:style-name="T20">"#6600cc"</text:span><text:span text:style-name="T21">&gt;</text:span></text:p>
      <text:p text:style-name="P37"><text:span text:style-name="T18">43:</text:span> <text:s text:c="19"/><text:span text:style-name="T21">&lt;font color</text:span><text:span text:style-name="T5">=</text:span><text:span text:style-name="T20">"#ffffff"</text:span><text:span text:style-name="T21">&gt;</text:span>6600cc<text:span text:style-name="T21">&lt;/font&gt;</text:span></text:p>
      <text:p text:style-name="P37"><text:span text:style-name="T18">44:</text:span> <text:s text:c="15"/><text:span text:style-name="T21">&lt;/th&gt;</text:span></text:p>
      <text:p text:style-name="P37"><text:span text:style-name="T18">45:</text:span> <text:s text:c="15"/><text:span text:style-name="T21">&lt;th bgcolor</text:span><text:span text:style-name="T5">=</text:span><text:span text:style-name="T20">"#6633cc"</text:span><text:span text:style-name="T21">&gt;</text:span></text:p>
      <text:p text:style-name="P37"><text:span text:style-name="T18">46:</text:span> <text:s text:c="19"/><text:span text:style-name="T21">&lt;font color</text:span><text:span text:style-name="T5">=</text:span><text:span text:style-name="T20">"#FFFFFF"</text:span><text:span text:style-name="T21">&gt;</text:span>6633cc<text:span text:style-name="T21">&lt;/font&gt;</text:span></text:p>
      <text:p text:style-name="P37"><text:span text:style-name="T18">47:</text:span> <text:s text:c="15"/><text:span text:style-name="T21">&lt;/th&gt;</text:span></text:p>
      <text:p text:style-name="P37"><text:span text:style-name="T18">48:</text:span> <text:s text:c="15"/><text:span text:style-name="T21">&lt;th bgcolor</text:span><text:span text:style-name="T5">=</text:span><text:span text:style-name="T20">"#6666cc"</text:span><text:span text:style-name="T21">&gt;</text:span>6666cc<text:span text:style-name="T21">&lt;/th&gt;</text:span></text:p>
      <text:p text:style-name="P37"><text:span text:style-name="T18">49:</text:span> <text:s text:c="15"/><text:span text:style-name="T21">&lt;th bgcolor</text:span><text:span text:style-name="T5">=</text:span><text:span text:style-name="T20">"#6699cc"</text:span><text:span text:style-name="T21">&gt;</text:span>6699cc<text:span text:style-name="T21">&lt;/th&gt;</text:span></text:p>
      <text:p text:style-name="P37"><text:span text:style-name="T18">50:</text:span> <text:s text:c="15"/><text:span text:style-name="T21">&lt;th bgcolor</text:span><text:span text:style-name="T5">=</text:span><text:span text:style-name="T20">"#66cccc"</text:span><text:span text:style-name="T21">&gt;</text:span>66cccc<text:span text:style-name="T21">&lt;/th&gt;</text:span></text:p>
      <text:p text:style-name="P37"><text:span text:style-name="T18">51:</text:span> <text:s text:c="15"/><text:span text:style-name="T21">&lt;th bgcolor</text:span><text:span text:style-name="T5">=</text:span><text:span text:style-name="T20">"#66ffcc"</text:span><text:span text:style-name="T21">&gt;</text:span>66ffcc<text:span text:style-name="T21">&lt;/th&gt;</text:span></text:p>
      <text:p text:style-name="P37"><text:span text:style-name="T18">52:</text:span> <text:s text:c="11"/><text:span text:style-name="T21">&lt;/tr&gt;</text:span></text:p>
      <text:p text:style-name="P37"><text:span text:style-name="T18">53:</text:span> <text:s text:c="11"/><text:span text:style-name="T21">&lt;tr&gt;</text:span></text:p>
      <text:p text:style-name="P37"><text:span text:style-name="T18">54:</text:span> <text:s text:c="15"/><text:span text:style-name="T21">&lt;th colspan</text:span><text:span text:style-name="T5">=</text:span><text:span text:style-name="T20">"1"</text:span><text:span text:style-name="T21">&gt;&lt;/th&gt;</text:span></text:p>
      <text:p text:style-name="P37"><text:span text:style-name="T18">55:</text:span> <text:s text:c="15"/><text:span text:style-name="T21">&lt;th&gt;</text:span>00<text:span text:style-name="T21">&lt;/th&gt;</text:span></text:p>
      <text:p text:style-name="P37"><text:span text:style-name="T18">56:</text:span> <text:s text:c="15"/><text:span text:style-name="T21">&lt;th&gt;</text:span>33<text:span text:style-name="T21">&lt;/th&gt;</text:span></text:p>
      <text:p text:style-name="P37"><text:span text:style-name="T18">57:</text:span> <text:s text:c="15"/><text:span text:style-name="T21">&lt;th&gt;</text:span>66<text:span text:style-name="T21">&lt;/th&gt;</text:span></text:p>
      <text:p text:style-name="P37"><text:span text:style-name="T18">58:</text:span> <text:s text:c="15"/><text:span text:style-name="T21">&lt;th&gt;</text:span>99<text:span text:style-name="T21">&lt;/th&gt;</text:span></text:p>
      <text:p text:style-name="P37"><text:span text:style-name="T18">59:</text:span> <text:s text:c="15"/><text:span text:style-name="T21">&lt;th&gt;</text:span>cc<text:span text:style-name="T21">&lt;/th&gt;</text:span></text:p>
      <text:p text:style-name="P37"><text:span text:style-name="T18">60:</text:span> <text:s text:c="15"/><text:span text:style-name="T21">&lt;th&gt;</text:span>ff<text:span text:style-name="T21">&lt;/th&gt;</text:span></text:p>
      <text:p text:style-name="P37"><text:span text:style-name="T18">61:</text:span> <text:s text:c="11"/><text:span text:style-name="T21">&lt;/tr&gt;</text:span></text:p>
      <text:p text:style-name="P37"><text:span text:style-name="T18">62:</text:span> <text:s text:c="11"/><text:span text:style-name="T21">&lt;tr&gt;</text:span></text:p>
      <text:p text:style-name="P37"><text:span text:style-name="T18">63:</text:span> <text:s text:c="15"/><text:span text:style-name="T21">&lt;th colspan</text:span><text:span text:style-name="T5">=</text:span><text:span text:style-name="T20">"2"</text:span><text:span text:style-name="T21">&gt;&lt;/th&gt;</text:span></text:p>
      <text:p text:style-name="P37"><text:span text:style-name="T18">64:</text:span> <text:s text:c="15"/><text:span text:style-name="T21">&lt;th colspan</text:span><text:span text:style-name="T5">=</text:span><text:span text:style-name="T20">"4"</text:span><text:span text:style-name="T21">&gt;</text:span>where green=<text:span text:style-name="T21">&lt;/th&gt;</text:span></text:p>
      <text:p text:style-name="P37"><text:span text:style-name="T18">65:</text:span> <text:s text:c="11"/><text:span text:style-name="T21">&lt;/tr&gt;</text:span></text:p>
      <text:p text:style-name="P37"><text:span text:style-name="T18">66:</text:span> <text:s text:c="7"/><text:span text:style-name="T21">&lt;/table&gt;</text:span></text:p>
      <text:p text:style-name="P37"><text:span text:style-name="T18">67:</text:span> <text:s text:c="3"/><text:span text:style-name="T21">&lt;/html&gt;</text:span></text:p>
      <text:p text:style-name="P37"><text:span text:style-name="T18">68:</text:span> <text:s text:c="3"/></text:p>
      <text:p text:style-name="P37"><text:span text:style-name="T18">69:</text:span><text:span text:style-name="T28">%/html</text:span></text:p>
      <text:p text:style-name="P38">70:</text:p>
      <text:p text:style-name="P37"><text:span text:style-name="T18">71:</text:span> <text:s text:c="3"/><text:span text:style-name="T21">%output,preserve="false"</text:span></text:p>
      <text:p text:style-name="P37"><text:span text:style-name="T18">72:</text:span><text:span text:style-name="T21"> <text:s text:c="5"/></text:span></text:p>
      <text:p text:style-name="P37"><text:span text:style-name="T18">73:</text:span><text:span text:style-name="T21"> <text:s text:c="3"/>%/output</text:span></text:p>
      <text:p text:style-name="P42">74:</text:p>
      <text:p text:style-name="P42"/>
      <text:p text:style-name="Standard">This code produces the following output:</text:p>
      <text:p text:style-name="Standard"/>
      <text:p text:style-name="Standard"><draw:frame draw:style-name="fr10" draw:name="graphics7" text:anchor-type="paragraph" svg:width="5.6165in" svg:height="3.0083in" draw:z-index="19"><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8">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soft-page-break/>|</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soft-page-break/>*,%,/<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soft-page-break/>|</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text:soft-page-break/>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text:soft-page-break/>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text:soft-page-break/>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soft-page-break/>|</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text:soft-page-break/>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soft-page-break/>|</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oft-page-break/><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oft-page-break/><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text:soft-page-break/>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text:soft-page-break/></text:p>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oft-page-break/><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oft-page-break/><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text:soft-page-break/>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text:soft-page-break/></text:p>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text:soft-page-break/>#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text:soft-page-break/>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text:soft-page-break/></text:p>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text:soft-page-break/>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text:soft-page-break/>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text:soft-page-break/>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text:soft-page-break/>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soft-page-break/>|</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text:soft-page-break/>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text:soft-page-break/>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oft-page-break/>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text:soft-page-break/>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oft-page-break/><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text:soft-page-break/>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text:soft-page-break/></text:p>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ext:soft-page-break/>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text:soft-page-break/></text:p>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text:soft-page-break/>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text:soft-page-break/>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soft-page-break/>|</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text:soft-page-break/>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ext:soft-page-break/>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text:soft-page-break/></text:p>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text:soft-page-break/>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text:soft-page-break/>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text:soft-page-break/>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text:soft-page-break/>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text:soft-page-break/>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text:soft-page-break/>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soft-page-break/>|</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text:soft-page-break/>#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text:soft-page-break/></text:p>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text:soft-page-break/></text:p>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text:soft-page-break/>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text:soft-page-break/>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text:soft-page-break/>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text:soft-page-break/>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text:soft-page-break/>(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text:soft-page-break/>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oft-page-break/><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soft-page-break/>|</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text:soft-page-break/>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ext:soft-page-break/>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ext:soft-page-break/>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soft-page-break/><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text:soft-page-break/>(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ext:soft-page-break/>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text:soft-page-break/>(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text:soft-page-break/>(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text:soft-page-break/>(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soft-page-break/><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57_alpha - <text:date style:data-style-name="N37" text:date-value="2008-08-05T15:54:47.07">08/05/08</text:date><text:tab/>MathRider For Newbies<text:tab/><text:page-number text:select-page="current">1</text:page-number>/<text:page-count>17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8-05T15:54:46</dc:date>
    <meta:editing-cycles>122</meta:editing-cycles>
    <meta:editing-duration>P4DT3H33M49S</meta:editing-duration>
    <meta:user-defined meta:name="Info 1"/>
    <meta:user-defined meta:name="Info 2"/>
    <meta:user-defined meta:name="Info 3"/>
    <meta:user-defined meta:name="Info 4"/>
    <meta:document-statistic meta:table-count="1" meta:image-count="7" meta:object-count="14" meta:page-count="174" meta:paragraph-count="3556" meta:word-count="37920" meta:character-count="226201"/>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